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9.622cm"/>
    </style:style>
    <style:style style:name="co3" style:family="table-column">
      <style:table-column-properties fo:break-before="auto" style:column-width="9.73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 style:data-style-name="N3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2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ce9"/>
        <table:table-row table:style-name="ro1">
          <table:table-cell table:style-name="ce1" office:value-type="string" calcext:value-type="string">
            <text:p>Source : INSEE <text:s/>Flores 2018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hamp : total, hors intérimaires et postes annexes pour effectifs au 31/1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roisé par : Départements X Typologie Coopératives X Typologie Coopératives détaillée</text:p>
          </table:table-cell>
          <table:table-cell table:number-columns-repeated="6"/>
        </table:table-row>
        <table:table-row table:style-name="ro2">
          <table:table-cell table:style-name="ce3"/>
          <table:table-cell table:number-columns-repeated="6"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3">
          <table:table-cell table:style-name="ce5" office:value-type="string" calcext:value-type="string">
            <text:p>Département</text:p>
          </table:table-cell>
          <table:table-cell table:style-name="ce8" office:value-type="string" calcext:value-type="string">
            <text:p>Typologie Coopératives</text:p>
          </table:table-cell>
          <table:table-cell table:style-name="ce8" office:value-type="string" calcext:value-type="string">
            <text:p>Typologie Coopératives détaillée</text:p>
          </table:table-cell>
          <table:table-cell table:style-name="ce10" office:value-type="string" calcext:value-type="string">
            <text:p>Nombre d’établissements</text:p>
          </table:table-cell>
          <table:table-cell table:style-name="ce10" office:value-type="string" calcext:value-type="string">
            <text:p>Effectifs au 31/12</text:p>
          </table:table-cell>
          <table:table-cell table:style-name="ce10" office:value-type="string" calcext:value-type="string">
            <text:p>Effectifs EQTP</text:p>
          </table:table-cell>
          <table:table-cell table:style-name="ce10" office:value-type="string" calcext:value-type="string">
            <text:p>Rémunérations brute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880" calcext:value-type="float">
            <text:p>23 880</text:p>
          </table:table-cell>
          <table:table-cell table:style-name="ce11" office:value-type="float" office:value="303916" calcext:value-type="float">
            <text:p>303 916</text:p>
          </table:table-cell>
          <table:table-cell table:style-name="ce11" office:value-type="float" office:value="297381" calcext:value-type="float">
            <text:p>297 381</text:p>
          </table:table-cell>
          <table:table-cell table:style-name="ce11" office:value-type="float" office:value="12826013031" calcext:value-type="float">
            <text:p>12 826 013 03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409" calcext:value-type="float">
            <text:p>1 409</text:p>
          </table:table-cell>
          <table:table-cell table:style-name="ce11" office:value-type="float" office:value="1379" calcext:value-type="float">
            <text:p>1 379</text:p>
          </table:table-cell>
          <table:table-cell table:style-name="ce11" office:value-type="float" office:value="76978334" calcext:value-type="float">
            <text:p>76 978 334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815" calcext:value-type="float">
            <text:p>13 815</text:p>
          </table:table-cell>
          <table:table-cell table:style-name="ce11" office:value-type="float" office:value="164534" calcext:value-type="float">
            <text:p>164 534</text:p>
          </table:table-cell>
          <table:table-cell table:style-name="ce11" office:value-type="float" office:value="163312" calcext:value-type="float">
            <text:p>163 312</text:p>
          </table:table-cell>
          <table:table-cell table:style-name="ce11" office:value-type="float" office:value="8003546370" calcext:value-type="float">
            <text:p>8 003 546 37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26" calcext:value-type="float">
            <text:p>1 626</text:p>
          </table:table-cell>
          <table:table-cell table:style-name="ce11" office:value-type="float" office:value="1579" calcext:value-type="float">
            <text:p>1 579</text:p>
          </table:table-cell>
          <table:table-cell table:style-name="ce11" office:value-type="float" office:value="72317658" calcext:value-type="float">
            <text:p>72 317 65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865" calcext:value-type="float">
            <text:p>13 865</text:p>
          </table:table-cell>
          <table:table-cell table:style-name="ce11" office:value-type="float" office:value="167569" calcext:value-type="float">
            <text:p>167 569</text:p>
          </table:table-cell>
          <table:table-cell table:style-name="ce11" office:value-type="float" office:value="166270" calcext:value-type="float">
            <text:p>166 270</text:p>
          </table:table-cell>
          <table:table-cell table:style-name="ce11" office:value-type="float" office:value="8152842362" calcext:value-type="float">
            <text:p>8 152 842 36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6666" calcext:value-type="float">
            <text:p>6 666</text:p>
          </table:table-cell>
          <table:table-cell table:style-name="ce11" office:value-type="float" office:value="6470" calcext:value-type="float">
            <text:p>6 470</text:p>
          </table:table-cell>
          <table:table-cell table:style-name="ce11" office:value-type="float" office:value="230976589" calcext:value-type="float">
            <text:p>230 976 58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56" calcext:value-type="float">
            <text:p>1 556</text:p>
          </table:table-cell>
          <table:table-cell table:style-name="ce11" office:value-type="float" office:value="17194" calcext:value-type="float">
            <text:p>17 194</text:p>
          </table:table-cell>
          <table:table-cell table:style-name="ce11" office:value-type="float" office:value="15486" calcext:value-type="float">
            <text:p>15 486</text:p>
          </table:table-cell>
          <table:table-cell table:style-name="ce11" office:value-type="float" office:value="502271524" calcext:value-type="float">
            <text:p>502 271 524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65" calcext:value-type="float">
            <text:p>3 365</text:p>
          </table:table-cell>
          <table:table-cell table:style-name="ce11" office:value-type="float" office:value="48489" calcext:value-type="float">
            <text:p>48 489</text:p>
          </table:table-cell>
          <table:table-cell table:style-name="ce11" office:value-type="float" office:value="47953" calcext:value-type="float">
            <text:p>47 953</text:p>
          </table:table-cell>
          <table:table-cell table:style-name="ce11" office:value-type="float" office:value="1728309895" calcext:value-type="float">
            <text:p>1 728 309 895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20" calcext:value-type="float">
            <text:p>2 320</text:p>
          </table:table-cell>
          <table:table-cell table:style-name="ce11" office:value-type="float" office:value="48049" calcext:value-type="float">
            <text:p>48 049</text:p>
          </table:table-cell>
          <table:table-cell table:style-name="ce11" office:value-type="float" office:value="46687" calcext:value-type="float">
            <text:p>46 687</text:p>
          </table:table-cell>
          <table:table-cell table:style-name="ce11" office:value-type="float" office:value="1685185903" calcext:value-type="float">
            <text:p>1 685 185 90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54" calcext:value-type="float">
            <text:p>1 954</text:p>
          </table:table-cell>
          <table:table-cell table:style-name="ce11" office:value-type="float" office:value="15949" calcext:value-type="float">
            <text:p>15 949</text:p>
          </table:table-cell>
          <table:table-cell table:style-name="ce11" office:value-type="float" office:value="14514" calcext:value-type="float">
            <text:p>14 514</text:p>
          </table:table-cell>
          <table:table-cell table:style-name="ce11" office:value-type="float" office:value="526426758" calcext:value-type="float">
            <text:p>526 426 75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409" calcext:value-type="float">
            <text:p>1 409</text:p>
          </table:table-cell>
          <table:table-cell table:style-name="ce11" office:value-type="float" office:value="1379" calcext:value-type="float">
            <text:p>1 379</text:p>
          </table:table-cell>
          <table:table-cell table:style-name="ce11" office:value-type="float" office:value="76978334" calcext:value-type="float">
            <text:p>76 978 334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815" calcext:value-type="float">
            <text:p>13 815</text:p>
          </table:table-cell>
          <table:table-cell table:style-name="ce11" office:value-type="float" office:value="164534" calcext:value-type="float">
            <text:p>164 534</text:p>
          </table:table-cell>
          <table:table-cell table:style-name="ce11" office:value-type="float" office:value="163312" calcext:value-type="float">
            <text:p>163 312</text:p>
          </table:table-cell>
          <table:table-cell table:style-name="ce11" office:value-type="float" office:value="8003546370" calcext:value-type="float">
            <text:p>8 003 546 37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26" calcext:value-type="float">
            <text:p>1 626</text:p>
          </table:table-cell>
          <table:table-cell table:style-name="ce11" office:value-type="float" office:value="1579" calcext:value-type="float">
            <text:p>1 579</text:p>
          </table:table-cell>
          <table:table-cell table:style-name="ce11" office:value-type="float" office:value="72317658" calcext:value-type="float">
            <text:p>72 317 658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1888" calcext:value-type="float">
            <text:p>1 888</text:p>
          </table:table-cell>
          <table:table-cell table:style-name="ce11" office:value-type="float" office:value="1861" calcext:value-type="float">
            <text:p>1 861</text:p>
          </table:table-cell>
          <table:table-cell table:style-name="ce11" office:value-type="float" office:value="77360236" calcext:value-type="float">
            <text:p>77 360 236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2078" calcext:value-type="float">
            <text:p>2 078</text:p>
          </table:table-cell>
          <table:table-cell table:style-name="ce11" office:value-type="float" office:value="2058" calcext:value-type="float">
            <text:p>2 058</text:p>
          </table:table-cell>
          <table:table-cell table:style-name="ce11" office:value-type="float" office:value="91182447" calcext:value-type="float">
            <text:p>91 182 447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1462" calcext:value-type="float">
            <text:p>1 462</text:p>
          </table:table-cell>
          <table:table-cell table:style-name="ce11" office:value-type="float" office:value="1443" calcext:value-type="float">
            <text:p>1 443</text:p>
          </table:table-cell>
          <table:table-cell table:style-name="ce11" office:value-type="float" office:value="56695645" calcext:value-type="float">
            <text:p>56 695 645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761" calcext:value-type="float">
            <text:p>761</text:p>
          </table:table-cell>
          <table:table-cell table:style-name="ce11" office:value-type="float" office:value="709" calcext:value-type="float">
            <text:p>709</text:p>
          </table:table-cell>
          <table:table-cell table:style-name="ce11" office:value-type="float" office:value="27457135" calcext:value-type="float">
            <text:p>27 457 135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office:value-type="float" office:value="26136804" calcext:value-type="float">
            <text:p>26 136 804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3417" calcext:value-type="float">
            <text:p>3 417</text:p>
          </table:table-cell>
          <table:table-cell table:style-name="ce11" office:value-type="float" office:value="3348" calcext:value-type="float">
            <text:p>3 348</text:p>
          </table:table-cell>
          <table:table-cell table:style-name="ce11" office:value-type="float" office:value="157304722" calcext:value-type="float">
            <text:p>157 304 722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310" calcext:value-type="float">
            <text:p>1 310</text:p>
          </table:table-cell>
          <table:table-cell table:style-name="ce11" office:value-type="float" office:value="1289" calcext:value-type="float">
            <text:p>1 289</text:p>
          </table:table-cell>
          <table:table-cell table:style-name="ce11" office:value-type="float" office:value="48878267" calcext:value-type="float">
            <text:p>48 878 267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6" calcext:value-type="float">
            <text:p>126</text:p>
          </table:table-cell>
          <table:table-cell table:number-columns-repeated="2" table:style-name="ce11" office:value-type="float" office:value="1026" calcext:value-type="float">
            <text:p>1 026</text:p>
          </table:table-cell>
          <table:table-cell table:style-name="ce11" office:value-type="float" office:value="40081181" calcext:value-type="float">
            <text:p>40 081 181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637" calcext:value-type="float">
            <text:p>637</text:p>
          </table:table-cell>
          <table:table-cell table:style-name="ce11" office:value-type="float" office:value="23227291" calcext:value-type="float">
            <text:p>23 227 29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927" calcext:value-type="float">
            <text:p>1 927</text:p>
          </table:table-cell>
          <table:table-cell table:style-name="ce11" office:value-type="float" office:value="1901" calcext:value-type="float">
            <text:p>1 901</text:p>
          </table:table-cell>
          <table:table-cell table:style-name="ce11" office:value-type="float" office:value="78938458" calcext:value-type="float">
            <text:p>78 938 458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2213" calcext:value-type="float">
            <text:p>2 213</text:p>
          </table:table-cell>
          <table:table-cell table:style-name="ce11" office:value-type="float" office:value="2348" calcext:value-type="float">
            <text:p>2 348</text:p>
          </table:table-cell>
          <table:table-cell table:style-name="ce11" office:value-type="float" office:value="87512343" calcext:value-type="float">
            <text:p>87 512 343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1676" calcext:value-type="float">
            <text:p>1 676</text:p>
          </table:table-cell>
          <table:table-cell table:style-name="ce11" office:value-type="float" office:value="1622" calcext:value-type="float">
            <text:p>1 622</text:p>
          </table:table-cell>
          <table:table-cell table:style-name="ce11" office:value-type="float" office:value="64298182" calcext:value-type="float">
            <text:p>64 298 182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38" calcext:value-type="float">
            <text:p>538</text:p>
          </table:table-cell>
          <table:table-cell table:style-name="ce11" office:value-type="float" office:value="6617" calcext:value-type="float">
            <text:p>6 617</text:p>
          </table:table-cell>
          <table:table-cell table:style-name="ce11" office:value-type="float" office:value="6346" calcext:value-type="float">
            <text:p>6 346</text:p>
          </table:table-cell>
          <table:table-cell table:style-name="ce11" office:value-type="float" office:value="304016132" calcext:value-type="float">
            <text:p>304 016 132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4681" calcext:value-type="float">
            <text:p>4 681</text:p>
          </table:table-cell>
          <table:table-cell table:style-name="ce11" office:value-type="float" office:value="4626" calcext:value-type="float">
            <text:p>4 626</text:p>
          </table:table-cell>
          <table:table-cell table:style-name="ce11" office:value-type="float" office:value="194512725" calcext:value-type="float">
            <text:p>194 512 725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917" calcext:value-type="float">
            <text:p>917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36419132" calcext:value-type="float">
            <text:p>36 419 132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2236" calcext:value-type="float">
            <text:p>2 236</text:p>
          </table:table-cell>
          <table:table-cell table:style-name="ce11" office:value-type="float" office:value="2180" calcext:value-type="float">
            <text:p>2 180</text:p>
          </table:table-cell>
          <table:table-cell table:style-name="ce11" office:value-type="float" office:value="87207042" calcext:value-type="float">
            <text:p>87 207 042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56" calcext:value-type="float">
            <text:p>356</text:p>
          </table:table-cell>
          <table:table-cell table:style-name="ce11" office:value-type="float" office:value="4712" calcext:value-type="float">
            <text:p>4 712</text:p>
          </table:table-cell>
          <table:table-cell table:style-name="ce11" office:value-type="float" office:value="4630" calcext:value-type="float">
            <text:p>4 630</text:p>
          </table:table-cell>
          <table:table-cell table:style-name="ce11" office:value-type="float" office:value="174710620" calcext:value-type="float">
            <text:p>174 710 620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1271" calcext:value-type="float">
            <text:p>1 271</text:p>
          </table:table-cell>
          <table:table-cell table:style-name="ce11" office:value-type="float" office:value="1264" calcext:value-type="float">
            <text:p>1 264</text:p>
          </table:table-cell>
          <table:table-cell table:style-name="ce11" office:value-type="float" office:value="48418837" calcext:value-type="float">
            <text:p>48 418 837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322" calcext:value-type="float">
            <text:p>1 322</text:p>
          </table:table-cell>
          <table:table-cell table:style-name="ce11" office:value-type="float" office:value="1318" calcext:value-type="float">
            <text:p>1 318</text:p>
          </table:table-cell>
          <table:table-cell table:style-name="ce11" office:value-type="float" office:value="47224571" calcext:value-type="float">
            <text:p>47 224 571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3106" calcext:value-type="float">
            <text:p>3 106</text:p>
          </table:table-cell>
          <table:table-cell table:style-name="ce11" office:value-type="float" office:value="3048" calcext:value-type="float">
            <text:p>3 048</text:p>
          </table:table-cell>
          <table:table-cell table:style-name="ce11" office:value-type="float" office:value="144989834" calcext:value-type="float">
            <text:p>144 989 834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71" calcext:value-type="float">
            <text:p>371</text:p>
          </table:table-cell>
          <table:table-cell table:style-name="ce11" office:value-type="float" office:value="7147" calcext:value-type="float">
            <text:p>7 147</text:p>
          </table:table-cell>
          <table:table-cell table:style-name="ce11" office:value-type="float" office:value="6879" calcext:value-type="float">
            <text:p>6 879</text:p>
          </table:table-cell>
          <table:table-cell table:style-name="ce11" office:value-type="float" office:value="254593299" calcext:value-type="float">
            <text:p>254 593 299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469" calcext:value-type="float">
            <text:p>469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17857372" calcext:value-type="float">
            <text:p>17 857 372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2072" calcext:value-type="float">
            <text:p>2 072</text:p>
          </table:table-cell>
          <table:table-cell table:style-name="ce11" office:value-type="float" office:value="1992" calcext:value-type="float">
            <text:p>1 992</text:p>
          </table:table-cell>
          <table:table-cell table:style-name="ce11" office:value-type="float" office:value="75518537" calcext:value-type="float">
            <text:p>75 518 537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float" office:value="3214" calcext:value-type="float">
            <text:p>3 214</text:p>
          </table:table-cell>
          <table:table-cell table:style-name="ce11" office:value-type="float" office:value="3069" calcext:value-type="float">
            <text:p>3 069</text:p>
          </table:table-cell>
          <table:table-cell table:style-name="ce11" office:value-type="float" office:value="133638169" calcext:value-type="float">
            <text:p>133 638 169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8" calcext:value-type="float">
            <text:p>268</text:p>
          </table:table-cell>
          <table:table-cell table:style-name="ce11" office:value-type="float" office:value="3059" calcext:value-type="float">
            <text:p>3 059</text:p>
          </table:table-cell>
          <table:table-cell table:style-name="ce11" office:value-type="float" office:value="3019" calcext:value-type="float">
            <text:p>3 019</text:p>
          </table:table-cell>
          <table:table-cell table:style-name="ce11" office:value-type="float" office:value="122725473" calcext:value-type="float">
            <text:p>122 725 473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1483" calcext:value-type="float">
            <text:p>1 483</text:p>
          </table:table-cell>
          <table:table-cell table:style-name="ce11" office:value-type="float" office:value="1511" calcext:value-type="float">
            <text:p>1 511</text:p>
          </table:table-cell>
          <table:table-cell table:style-name="ce11" office:value-type="float" office:value="65472442" calcext:value-type="float">
            <text:p>65 472 442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2086" calcext:value-type="float">
            <text:p>2 086</text:p>
          </table:table-cell>
          <table:table-cell table:style-name="ce11" office:value-type="float" office:value="2128" calcext:value-type="float">
            <text:p>2 128</text:p>
          </table:table-cell>
          <table:table-cell table:style-name="ce11" office:value-type="float" office:value="88407838" calcext:value-type="float">
            <text:p>88 407 838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31" calcext:value-type="float">
            <text:p>531</text:p>
          </table:table-cell>
          <table:table-cell table:style-name="ce11" office:value-type="float" office:value="8433" calcext:value-type="float">
            <text:p>8 433</text:p>
          </table:table-cell>
          <table:table-cell table:style-name="ce11" office:value-type="float" office:value="8332" calcext:value-type="float">
            <text:p>8 332</text:p>
          </table:table-cell>
          <table:table-cell table:style-name="ce11" office:value-type="float" office:value="364379643" calcext:value-type="float">
            <text:p>364 379 643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float" office:value="23710352" calcext:value-type="float">
            <text:p>23 710 352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74" calcext:value-type="float">
            <text:p>574</text:p>
          </table:table-cell>
          <table:table-cell table:style-name="ce11" office:value-type="float" office:value="527" calcext:value-type="float">
            <text:p>527</text:p>
          </table:table-cell>
          <table:table-cell table:style-name="ce11" office:value-type="float" office:value="23747384" calcext:value-type="float">
            <text:p>23 747 384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2650" calcext:value-type="float">
            <text:p>2 650</text:p>
          </table:table-cell>
          <table:table-cell table:style-name="ce11" office:value-type="float" office:value="2656" calcext:value-type="float">
            <text:p>2 656</text:p>
          </table:table-cell>
          <table:table-cell table:style-name="ce11" office:value-type="float" office:value="109780207" calcext:value-type="float">
            <text:p>109 780 207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92" calcext:value-type="float">
            <text:p>492</text:p>
          </table:table-cell>
          <table:table-cell table:style-name="ce11" office:value-type="float" office:value="5679" calcext:value-type="float">
            <text:p>5 679</text:p>
          </table:table-cell>
          <table:table-cell table:style-name="ce11" office:value-type="float" office:value="5520" calcext:value-type="float">
            <text:p>5 520</text:p>
          </table:table-cell>
          <table:table-cell table:style-name="ce11" office:value-type="float" office:value="238303438" calcext:value-type="float">
            <text:p>238 303 438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1689" calcext:value-type="float">
            <text:p>1 689</text:p>
          </table:table-cell>
          <table:table-cell table:style-name="ce11" office:value-type="float" office:value="1653" calcext:value-type="float">
            <text:p>1 653</text:p>
          </table:table-cell>
          <table:table-cell table:style-name="ce11" office:value-type="float" office:value="63406344" calcext:value-type="float">
            <text:p>63 406 344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28" calcext:value-type="float">
            <text:p>428</text:p>
          </table:table-cell>
          <table:table-cell table:style-name="ce11" office:value-type="float" office:value="6903" calcext:value-type="float">
            <text:p>6 903</text:p>
          </table:table-cell>
          <table:table-cell table:style-name="ce11" office:value-type="float" office:value="6751" calcext:value-type="float">
            <text:p>6 751</text:p>
          </table:table-cell>
          <table:table-cell table:style-name="ce11" office:value-type="float" office:value="312011989" calcext:value-type="float">
            <text:p>312 011 989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18" calcext:value-type="float">
            <text:p>418</text:p>
          </table:table-cell>
          <table:table-cell table:style-name="ce11" office:value-type="float" office:value="4868" calcext:value-type="float">
            <text:p>4 868</text:p>
          </table:table-cell>
          <table:table-cell table:style-name="ce11" office:value-type="float" office:value="4819" calcext:value-type="float">
            <text:p>4 819</text:p>
          </table:table-cell>
          <table:table-cell table:style-name="ce11" office:value-type="float" office:value="210004776" calcext:value-type="float">
            <text:p>210 004 776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7756" calcext:value-type="float">
            <text:p>7 756</text:p>
          </table:table-cell>
          <table:table-cell table:style-name="ce11" office:value-type="float" office:value="7574" calcext:value-type="float">
            <text:p>7 574</text:p>
          </table:table-cell>
          <table:table-cell table:style-name="ce11" office:value-type="float" office:value="306338931" calcext:value-type="float">
            <text:p>306 338 931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940" calcext:value-type="float">
            <text:p>940</text:p>
          </table:table-cell>
          <table:table-cell table:style-name="ce11" office:value-type="float" office:value="954" calcext:value-type="float">
            <text:p>954</text:p>
          </table:table-cell>
          <table:table-cell table:style-name="ce11" office:value-type="float" office:value="36413309" calcext:value-type="float">
            <text:p>36 413 309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3218" calcext:value-type="float">
            <text:p>3 218</text:p>
          </table:table-cell>
          <table:table-cell table:style-name="ce11" office:value-type="float" office:value="3145" calcext:value-type="float">
            <text:p>3 145</text:p>
          </table:table-cell>
          <table:table-cell table:style-name="ce11" office:value-type="float" office:value="131989095" calcext:value-type="float">
            <text:p>131 989 095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office:value-type="float" office:value="5298" calcext:value-type="float">
            <text:p>5 298</text:p>
          </table:table-cell>
          <table:table-cell table:style-name="ce11" office:value-type="float" office:value="5119" calcext:value-type="float">
            <text:p>5 119</text:p>
          </table:table-cell>
          <table:table-cell table:style-name="ce11" office:value-type="float" office:value="215316053" calcext:value-type="float">
            <text:p>215 316 053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1406" calcext:value-type="float">
            <text:p>1 406</text:p>
          </table:table-cell>
          <table:table-cell table:style-name="ce11" office:value-type="float" office:value="1316" calcext:value-type="float">
            <text:p>1 316</text:p>
          </table:table-cell>
          <table:table-cell table:style-name="ce11" office:value-type="float" office:value="51239946" calcext:value-type="float">
            <text:p>51 239 946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3019" calcext:value-type="float">
            <text:p>3 019</text:p>
          </table:table-cell>
          <table:table-cell table:style-name="ce11" office:value-type="float" office:value="3045" calcext:value-type="float">
            <text:p>3 045</text:p>
          </table:table-cell>
          <table:table-cell table:style-name="ce11" office:value-type="float" office:value="113169544" calcext:value-type="float">
            <text:p>113 169 544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545" calcext:value-type="float">
            <text:p>1 545</text:p>
          </table:table-cell>
          <table:table-cell table:style-name="ce11" office:value-type="float" office:value="1529" calcext:value-type="float">
            <text:p>1 529</text:p>
          </table:table-cell>
          <table:table-cell table:style-name="ce11" office:value-type="float" office:value="63940405" calcext:value-type="float">
            <text:p>63 940 405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3564" calcext:value-type="float">
            <text:p>3 564</text:p>
          </table:table-cell>
          <table:table-cell table:style-name="ce11" office:value-type="float" office:value="3446" calcext:value-type="float">
            <text:p>3 446</text:p>
          </table:table-cell>
          <table:table-cell table:style-name="ce11" office:value-type="float" office:value="140889983" calcext:value-type="float">
            <text:p>140 889 983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1056" calcext:value-type="float">
            <text:p>1 056</text:p>
          </table:table-cell>
          <table:table-cell table:style-name="ce11" office:value-type="float" office:value="1023" calcext:value-type="float">
            <text:p>1 023</text:p>
          </table:table-cell>
          <table:table-cell table:style-name="ce11" office:value-type="float" office:value="37915439" calcext:value-type="float">
            <text:p>37 915 439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14" calcext:value-type="float">
            <text:p>614</text:p>
          </table:table-cell>
          <table:table-cell table:style-name="ce11" office:value-type="float" office:value="9801" calcext:value-type="float">
            <text:p>9 801</text:p>
          </table:table-cell>
          <table:table-cell table:style-name="ce11" office:value-type="float" office:value="9288" calcext:value-type="float">
            <text:p>9 288</text:p>
          </table:table-cell>
          <table:table-cell table:style-name="ce11" office:value-type="float" office:value="394796953" calcext:value-type="float">
            <text:p>394 796 953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3" calcext:value-type="float">
            <text:p>263</text:p>
          </table:table-cell>
          <table:table-cell table:style-name="ce11" office:value-type="float" office:value="4660" calcext:value-type="float">
            <text:p>4 660</text:p>
          </table:table-cell>
          <table:table-cell table:style-name="ce11" office:value-type="float" office:value="4649" calcext:value-type="float">
            <text:p>4 649</text:p>
          </table:table-cell>
          <table:table-cell table:style-name="ce11" office:value-type="float" office:value="208871306" calcext:value-type="float">
            <text:p>208 871 306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311" calcext:value-type="float">
            <text:p>1 311</text:p>
          </table:table-cell>
          <table:table-cell table:style-name="ce11" office:value-type="float" office:value="1285" calcext:value-type="float">
            <text:p>1 285</text:p>
          </table:table-cell>
          <table:table-cell table:style-name="ce11" office:value-type="float" office:value="48718203" calcext:value-type="float">
            <text:p>48 718 203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8" calcext:value-type="float">
            <text:p>198</text:p>
          </table:table-cell>
          <table:table-cell table:style-name="ce11" office:value-type="float" office:value="1931" calcext:value-type="float">
            <text:p>1 931</text:p>
          </table:table-cell>
          <table:table-cell table:style-name="ce11" office:value-type="float" office:value="1989" calcext:value-type="float">
            <text:p>1 989</text:p>
          </table:table-cell>
          <table:table-cell table:style-name="ce11" office:value-type="float" office:value="77272759" calcext:value-type="float">
            <text:p>77 272 759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11266695" calcext:value-type="float">
            <text:p>11 266 695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5637" calcext:value-type="float">
            <text:p>5 637</text:p>
          </table:table-cell>
          <table:table-cell table:style-name="ce11" office:value-type="float" office:value="5526" calcext:value-type="float">
            <text:p>5 526</text:p>
          </table:table-cell>
          <table:table-cell table:style-name="ce11" office:value-type="float" office:value="216555552" calcext:value-type="float">
            <text:p>216 555 552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3808" calcext:value-type="float">
            <text:p>3 808</text:p>
          </table:table-cell>
          <table:table-cell table:style-name="ce11" office:value-type="float" office:value="3719" calcext:value-type="float">
            <text:p>3 719</text:p>
          </table:table-cell>
          <table:table-cell table:style-name="ce11" office:value-type="float" office:value="142814746" calcext:value-type="float">
            <text:p>142 814 746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5876" calcext:value-type="float">
            <text:p>5 876</text:p>
          </table:table-cell>
          <table:table-cell table:style-name="ce11" office:value-type="float" office:value="5784" calcext:value-type="float">
            <text:p>5 784</text:p>
          </table:table-cell>
          <table:table-cell table:style-name="ce11" office:value-type="float" office:value="265863522" calcext:value-type="float">
            <text:p>265 863 522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22900991" calcext:value-type="float">
            <text:p>22 900 991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2200" calcext:value-type="float">
            <text:p>2 200</text:p>
          </table:table-cell>
          <table:table-cell table:style-name="ce11" office:value-type="float" office:value="2137" calcext:value-type="float">
            <text:p>2 137</text:p>
          </table:table-cell>
          <table:table-cell table:style-name="ce11" office:value-type="float" office:value="87475924" calcext:value-type="float">
            <text:p>87 475 924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2230" calcext:value-type="float">
            <text:p>2 230</text:p>
          </table:table-cell>
          <table:table-cell table:style-name="ce11" office:value-type="float" office:value="2175" calcext:value-type="float">
            <text:p>2 175</text:p>
          </table:table-cell>
          <table:table-cell table:style-name="ce11" office:value-type="float" office:value="92225273" calcext:value-type="float">
            <text:p>92 225 273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85" calcext:value-type="float">
            <text:p>985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39179949" calcext:value-type="float">
            <text:p>39 179 949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4477" calcext:value-type="float">
            <text:p>4 477</text:p>
          </table:table-cell>
          <table:table-cell table:style-name="ce11" office:value-type="float" office:value="4431" calcext:value-type="float">
            <text:p>4 431</text:p>
          </table:table-cell>
          <table:table-cell table:style-name="ce11" office:value-type="float" office:value="178654049" calcext:value-type="float">
            <text:p>178 654 049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4094" calcext:value-type="float">
            <text:p>4 094</text:p>
          </table:table-cell>
          <table:table-cell table:style-name="ce11" office:value-type="float" office:value="4076" calcext:value-type="float">
            <text:p>4 076</text:p>
          </table:table-cell>
          <table:table-cell table:style-name="ce11" office:value-type="float" office:value="188178624" calcext:value-type="float">
            <text:p>188 178 624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1028" calcext:value-type="float">
            <text:p>1 028</text:p>
          </table:table-cell>
          <table:table-cell table:style-name="ce11" office:value-type="float" office:value="989" calcext:value-type="float">
            <text:p>989</text:p>
          </table:table-cell>
          <table:table-cell table:style-name="ce11" office:value-type="float" office:value="39632534" calcext:value-type="float">
            <text:p>39 632 534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21" calcext:value-type="float">
            <text:p>721</text:p>
          </table:table-cell>
          <table:table-cell table:style-name="ce11" office:value-type="float" office:value="7522" calcext:value-type="float">
            <text:p>7 522</text:p>
          </table:table-cell>
          <table:table-cell table:style-name="ce11" office:value-type="float" office:value="7280" calcext:value-type="float">
            <text:p>7 280</text:p>
          </table:table-cell>
          <table:table-cell table:style-name="ce11" office:value-type="float" office:value="340101583" calcext:value-type="float">
            <text:p>340 101 583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2304" calcext:value-type="float">
            <text:p>2 304</text:p>
          </table:table-cell>
          <table:table-cell table:style-name="ce11" office:value-type="float" office:value="2277" calcext:value-type="float">
            <text:p>2 277</text:p>
          </table:table-cell>
          <table:table-cell table:style-name="ce11" office:value-type="float" office:value="99024100" calcext:value-type="float">
            <text:p>99 024 100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147" calcext:value-type="float">
            <text:p>1 147</text:p>
          </table:table-cell>
          <table:table-cell table:style-name="ce11" office:value-type="float" office:value="1137" calcext:value-type="float">
            <text:p>1 137</text:p>
          </table:table-cell>
          <table:table-cell table:style-name="ce11" office:value-type="float" office:value="44889073" calcext:value-type="float">
            <text:p>44 889 073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97" calcext:value-type="float">
            <text:p>497</text:p>
          </table:table-cell>
          <table:table-cell table:style-name="ce11" office:value-type="float" office:value="4715" calcext:value-type="float">
            <text:p>4 715</text:p>
          </table:table-cell>
          <table:table-cell table:style-name="ce11" office:value-type="float" office:value="4548" calcext:value-type="float">
            <text:p>4 548</text:p>
          </table:table-cell>
          <table:table-cell table:style-name="ce11" office:value-type="float" office:value="190404427" calcext:value-type="float">
            <text:p>190 404 427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3580" calcext:value-type="float">
            <text:p>3 580</text:p>
          </table:table-cell>
          <table:table-cell table:style-name="ce11" office:value-type="float" office:value="3537" calcext:value-type="float">
            <text:p>3 537</text:p>
          </table:table-cell>
          <table:table-cell table:style-name="ce11" office:value-type="float" office:value="155038199" calcext:value-type="float">
            <text:p>155 038 199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3542" calcext:value-type="float">
            <text:p>3 542</text:p>
          </table:table-cell>
          <table:table-cell table:style-name="ce11" office:value-type="float" office:value="3465" calcext:value-type="float">
            <text:p>3 465</text:p>
          </table:table-cell>
          <table:table-cell table:style-name="ce11" office:value-type="float" office:value="142671436" calcext:value-type="float">
            <text:p>142 671 436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861" calcext:value-type="float">
            <text:p>861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33002363" calcext:value-type="float">
            <text:p>33 002 363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2670" calcext:value-type="float">
            <text:p>2 670</text:p>
          </table:table-cell>
          <table:table-cell table:style-name="ce11" office:value-type="float" office:value="2793" calcext:value-type="float">
            <text:p>2 793</text:p>
          </table:table-cell>
          <table:table-cell table:style-name="ce11" office:value-type="float" office:value="110636605" calcext:value-type="float">
            <text:p>110 636 605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6540" calcext:value-type="float">
            <text:p>6 540</text:p>
          </table:table-cell>
          <table:table-cell table:style-name="ce11" office:value-type="float" office:value="6302" calcext:value-type="float">
            <text:p>6 302</text:p>
          </table:table-cell>
          <table:table-cell table:style-name="ce11" office:value-type="float" office:value="297787890" calcext:value-type="float">
            <text:p>297 787 890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4121" calcext:value-type="float">
            <text:p>4 121</text:p>
          </table:table-cell>
          <table:table-cell table:style-name="ce11" office:value-type="float" office:value="3995" calcext:value-type="float">
            <text:p>3 995</text:p>
          </table:table-cell>
          <table:table-cell table:style-name="ce11" office:value-type="float" office:value="171740006" calcext:value-type="float">
            <text:p>171 740 006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7102" calcext:value-type="float">
            <text:p>7 102</text:p>
          </table:table-cell>
          <table:table-cell table:style-name="ce11" office:value-type="float" office:value="6922" calcext:value-type="float">
            <text:p>6 922</text:p>
          </table:table-cell>
          <table:table-cell table:style-name="ce11" office:value-type="float" office:value="319900715" calcext:value-type="float">
            <text:p>319 900 715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849" calcext:value-type="float">
            <text:p>849</text:p>
          </table:table-cell>
          <table:table-cell table:style-name="ce11" office:value-type="float" office:value="843" calcext:value-type="float">
            <text:p>843</text:p>
          </table:table-cell>
          <table:table-cell table:style-name="ce11" office:value-type="float" office:value="34964023" calcext:value-type="float">
            <text:p>34 964 023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float" office:value="2091" calcext:value-type="float">
            <text:p>2 091</text:p>
          </table:table-cell>
          <table:table-cell table:style-name="ce11" office:value-type="float" office:value="2092" calcext:value-type="float">
            <text:p>2 092</text:p>
          </table:table-cell>
          <table:table-cell table:style-name="ce11" office:value-type="float" office:value="87248731" calcext:value-type="float">
            <text:p>87 248 731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2772" calcext:value-type="float">
            <text:p>2 772</text:p>
          </table:table-cell>
          <table:table-cell table:style-name="ce11" office:value-type="float" office:value="2721" calcext:value-type="float">
            <text:p>2 721</text:p>
          </table:table-cell>
          <table:table-cell table:style-name="ce11" office:value-type="float" office:value="106500980" calcext:value-type="float">
            <text:p>106 500 980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float" office:value="2823" calcext:value-type="float">
            <text:p>2 823</text:p>
          </table:table-cell>
          <table:table-cell table:style-name="ce11" office:value-type="float" office:value="2627" calcext:value-type="float">
            <text:p>2 627</text:p>
          </table:table-cell>
          <table:table-cell table:style-name="ce11" office:value-type="float" office:value="102512998" calcext:value-type="float">
            <text:p>102 512 998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86" calcext:value-type="float">
            <text:p>286</text:p>
          </table:table-cell>
          <table:table-cell table:style-name="ce11" office:value-type="float" office:value="3406" calcext:value-type="float">
            <text:p>3 406</text:p>
          </table:table-cell>
          <table:table-cell table:style-name="ce11" office:value-type="float" office:value="3371" calcext:value-type="float">
            <text:p>3 371</text:p>
          </table:table-cell>
          <table:table-cell table:style-name="ce11" office:value-type="float" office:value="145805656" calcext:value-type="float">
            <text:p>145 805 656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15846" calcext:value-type="float">
            <text:p>15 846</text:p>
          </table:table-cell>
          <table:table-cell table:style-name="ce11" office:value-type="float" office:value="15216" calcext:value-type="float">
            <text:p>15 216</text:p>
          </table:table-cell>
          <table:table-cell table:style-name="ce11" office:value-type="float" office:value="905073289" calcext:value-type="float">
            <text:p>905 073 289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4619" calcext:value-type="float">
            <text:p>4 619</text:p>
          </table:table-cell>
          <table:table-cell table:style-name="ce11" office:value-type="float" office:value="4628" calcext:value-type="float">
            <text:p>4 628</text:p>
          </table:table-cell>
          <table:table-cell table:style-name="ce11" office:value-type="float" office:value="199504601" calcext:value-type="float">
            <text:p>199 504 601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3410" calcext:value-type="float">
            <text:p>3 410</text:p>
          </table:table-cell>
          <table:table-cell table:style-name="ce11" office:value-type="float" office:value="3292" calcext:value-type="float">
            <text:p>3 292</text:p>
          </table:table-cell>
          <table:table-cell table:style-name="ce11" office:value-type="float" office:value="143674811" calcext:value-type="float">
            <text:p>143 674 811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2345" calcext:value-type="float">
            <text:p>2 345</text:p>
          </table:table-cell>
          <table:table-cell table:style-name="ce11" office:value-type="float" office:value="2252" calcext:value-type="float">
            <text:p>2 252</text:p>
          </table:table-cell>
          <table:table-cell table:style-name="ce11" office:value-type="float" office:value="104589759" calcext:value-type="float">
            <text:p>104 589 759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3264" calcext:value-type="float">
            <text:p>3 264</text:p>
          </table:table-cell>
          <table:table-cell table:style-name="ce11" office:value-type="float" office:value="3196" calcext:value-type="float">
            <text:p>3 196</text:p>
          </table:table-cell>
          <table:table-cell table:style-name="ce11" office:value-type="float" office:value="107786933" calcext:value-type="float">
            <text:p>107 786 933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3019" calcext:value-type="float">
            <text:p>3 019</text:p>
          </table:table-cell>
          <table:table-cell table:style-name="ce11" office:value-type="float" office:value="2908" calcext:value-type="float">
            <text:p>2 908</text:p>
          </table:table-cell>
          <table:table-cell table:style-name="ce11" office:value-type="float" office:value="122418940" calcext:value-type="float">
            <text:p>122 418 940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2296" calcext:value-type="float">
            <text:p>2 296</text:p>
          </table:table-cell>
          <table:table-cell table:style-name="ce11" office:value-type="float" office:value="2302" calcext:value-type="float">
            <text:p>2 302</text:p>
          </table:table-cell>
          <table:table-cell table:style-name="ce11" office:value-type="float" office:value="86631622" calcext:value-type="float">
            <text:p>86 631 622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533" calcext:value-type="float">
            <text:p>1 533</text:p>
          </table:table-cell>
          <table:table-cell table:style-name="ce11" office:value-type="float" office:value="1447" calcext:value-type="float">
            <text:p>1 447</text:p>
          </table:table-cell>
          <table:table-cell table:style-name="ce11" office:value-type="float" office:value="53089384" calcext:value-type="float">
            <text:p>53 089 384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2877" calcext:value-type="float">
            <text:p>2 877</text:p>
          </table:table-cell>
          <table:table-cell table:style-name="ce11" office:value-type="float" office:value="2817" calcext:value-type="float">
            <text:p>2 817</text:p>
          </table:table-cell>
          <table:table-cell table:style-name="ce11" office:value-type="float" office:value="122155965" calcext:value-type="float">
            <text:p>122 155 965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8" calcext:value-type="float">
            <text:p>208</text:p>
          </table:table-cell>
          <table:table-cell table:number-columns-repeated="2" table:style-name="ce11" office:value-type="float" office:value="3169" calcext:value-type="float">
            <text:p>3 169</text:p>
          </table:table-cell>
          <table:table-cell table:style-name="ce11" office:value-type="float" office:value="125596196" calcext:value-type="float">
            <text:p>125 596 196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47" calcext:value-type="float">
            <text:p>447</text:p>
          </table:table-cell>
          <table:table-cell table:style-name="ce11" office:value-type="float" office:value="5742" calcext:value-type="float">
            <text:p>5 742</text:p>
          </table:table-cell>
          <table:table-cell table:style-name="ce11" office:value-type="float" office:value="5636" calcext:value-type="float">
            <text:p>5 636</text:p>
          </table:table-cell>
          <table:table-cell table:style-name="ce11" office:value-type="float" office:value="218733493" calcext:value-type="float">
            <text:p>218 733 493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2815" calcext:value-type="float">
            <text:p>2 815</text:p>
          </table:table-cell>
          <table:table-cell table:style-name="ce11" office:value-type="float" office:value="2773" calcext:value-type="float">
            <text:p>2 773</text:p>
          </table:table-cell>
          <table:table-cell table:style-name="ce11" office:value-type="float" office:value="104404302" calcext:value-type="float">
            <text:p>104 404 302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2983" calcext:value-type="float">
            <text:p>2 983</text:p>
          </table:table-cell>
          <table:table-cell table:style-name="ce11" office:value-type="float" office:value="2889" calcext:value-type="float">
            <text:p>2 889</text:p>
          </table:table-cell>
          <table:table-cell table:style-name="ce11" office:value-type="float" office:value="107444320" calcext:value-type="float">
            <text:p>107 444 320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1947" calcext:value-type="float">
            <text:p>1 947</text:p>
          </table:table-cell>
          <table:table-cell table:style-name="ce11" office:value-type="float" office:value="1916" calcext:value-type="float">
            <text:p>1 916</text:p>
          </table:table-cell>
          <table:table-cell table:style-name="ce11" office:value-type="float" office:value="70462760" calcext:value-type="float">
            <text:p>70 462 760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2049" calcext:value-type="float">
            <text:p>2 049</text:p>
          </table:table-cell>
          <table:table-cell table:style-name="ce11" office:value-type="float" office:value="2043" calcext:value-type="float">
            <text:p>2 043</text:p>
          </table:table-cell>
          <table:table-cell table:style-name="ce11" office:value-type="float" office:value="78958456" calcext:value-type="float">
            <text:p>78 958 456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16260189" calcext:value-type="float">
            <text:p>16 260 189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2342" calcext:value-type="float">
            <text:p>2 342</text:p>
          </table:table-cell>
          <table:table-cell table:style-name="ce11" office:value-type="float" office:value="2357" calcext:value-type="float">
            <text:p>2 357</text:p>
          </table:table-cell>
          <table:table-cell table:style-name="ce11" office:value-type="float" office:value="107719811" calcext:value-type="float">
            <text:p>107 719 811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3415" calcext:value-type="float">
            <text:p>3 415</text:p>
          </table:table-cell>
          <table:table-cell table:style-name="ce11" office:value-type="float" office:value="3463" calcext:value-type="float">
            <text:p>3 463</text:p>
          </table:table-cell>
          <table:table-cell table:style-name="ce11" office:value-type="float" office:value="178164621" calcext:value-type="float">
            <text:p>178 164 621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929" calcext:value-type="float">
            <text:p>1 929</text:p>
          </table:table-cell>
          <table:table-cell table:style-name="ce11" office:value-type="float" office:value="1939" calcext:value-type="float">
            <text:p>1 939</text:p>
          </table:table-cell>
          <table:table-cell table:style-name="ce11" office:value-type="float" office:value="76278628" calcext:value-type="float">
            <text:p>76 278 628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3451" calcext:value-type="float">
            <text:p>3 451</text:p>
          </table:table-cell>
          <table:table-cell table:style-name="ce11" office:value-type="float" office:value="3458" calcext:value-type="float">
            <text:p>3 458</text:p>
          </table:table-cell>
          <table:table-cell table:style-name="ce11" office:value-type="float" office:value="170122683" calcext:value-type="float">
            <text:p>170 122 683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510" calcext:value-type="float">
            <text:p>1 510</text:p>
          </table:table-cell>
          <table:table-cell table:style-name="ce11" office:value-type="float" office:value="1489" calcext:value-type="float">
            <text:p>1 489</text:p>
          </table:table-cell>
          <table:table-cell table:style-name="ce11" office:value-type="float" office:value="61810535" calcext:value-type="float">
            <text:p>61 810 535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1053" calcext:value-type="float">
            <text:p>1 053</text:p>
          </table:table-cell>
          <table:table-cell table:style-name="ce11" office:value-type="float" office:value="1057" calcext:value-type="float">
            <text:p>1 057</text:p>
          </table:table-cell>
          <table:table-cell table:style-name="ce11" office:value-type="float" office:value="57737715" calcext:value-type="float">
            <text:p>57 737 715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072" calcext:value-type="float">
            <text:p>1 072</text:p>
          </table:table-cell>
          <table:table-cell table:style-name="ce11" office:value-type="float" office:value="1074" calcext:value-type="float">
            <text:p>1 074</text:p>
          </table:table-cell>
          <table:table-cell table:style-name="ce11" office:value-type="float" office:value="58248351" calcext:value-type="float">
            <text:p>58 248 351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7661639" calcext:value-type="float">
            <text:p>7 661 639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3050" calcext:value-type="float">
            <text:p>3 050</text:p>
          </table:table-cell>
          <table:table-cell table:style-name="ce11" office:value-type="float" office:value="2722" calcext:value-type="float">
            <text:p>2 722</text:p>
          </table:table-cell>
          <table:table-cell table:style-name="ce11" office:value-type="float" office:value="127506591" calcext:value-type="float">
            <text:p>127 506 591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1065" calcext:value-type="float">
            <text:p>1 065</text:p>
          </table:table-cell>
          <table:table-cell table:style-name="ce11" office:value-type="float" office:value="1056" calcext:value-type="float">
            <text:p>1 056</text:p>
          </table:table-cell>
          <table:table-cell table:style-name="ce11" office:value-type="float" office:value="48752958" calcext:value-type="float">
            <text:p>48 752 958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43" calcext:value-type="float">
            <text:p>743</text:p>
          </table:table-cell>
          <table:table-cell table:style-name="ce11" office:value-type="float" office:value="778" calcext:value-type="float">
            <text:p>778</text:p>
          </table:table-cell>
          <table:table-cell table:style-name="ce11" office:value-type="float" office:value="35561003" calcext:value-type="float">
            <text:p>35 561 003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731" calcext:value-type="float">
            <text:p>731</text:p>
          </table:table-cell>
          <table:table-cell table:style-name="ce11" office:value-type="float" office:value="32400491" calcext:value-type="float">
            <text:p>32 400 491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28" calcext:value-type="float">
            <text:p>428</text:p>
          </table:table-cell>
          <table:table-cell table:style-name="ce11" office:value-type="float" office:value="410" calcext:value-type="float">
            <text:p>410</text:p>
          </table:table-cell>
          <table:table-cell table:style-name="ce11" office:value-type="float" office:value="18610653" calcext:value-type="float">
            <text:p>18 610 653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16425577" calcext:value-type="float">
            <text:p>16 425 577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3020" calcext:value-type="float">
            <text:p>3 020</text:p>
          </table:table-cell>
          <table:table-cell table:style-name="ce11" office:value-type="float" office:value="2997" calcext:value-type="float">
            <text:p>2 997</text:p>
          </table:table-cell>
          <table:table-cell table:style-name="ce11" office:value-type="float" office:value="145708513" calcext:value-type="float">
            <text:p>145 708 513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29929681" calcext:value-type="float">
            <text:p>29 929 681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488" calcext:value-type="float">
            <text:p>488</text:p>
          </table:table-cell>
          <table:table-cell table:style-name="ce11" office:value-type="float" office:value="508" calcext:value-type="float">
            <text:p>508</text:p>
          </table:table-cell>
          <table:table-cell table:style-name="ce11" office:value-type="float" office:value="22605647" calcext:value-type="float">
            <text:p>22 605 647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12199614" calcext:value-type="float">
            <text:p>12 199 614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821" calcext:value-type="float">
            <text:p>821</text:p>
          </table:table-cell>
          <table:table-cell table:style-name="ce11" office:value-type="float" office:value="37158389" calcext:value-type="float">
            <text:p>37 158 389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29824226" calcext:value-type="float">
            <text:p>29 824 226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930" calcext:value-type="float">
            <text:p>930</text:p>
          </table:table-cell>
          <table:table-cell table:style-name="ce11" office:value-type="float" office:value="920" calcext:value-type="float">
            <text:p>920</text:p>
          </table:table-cell>
          <table:table-cell table:style-name="ce11" office:value-type="float" office:value="40891874" calcext:value-type="float">
            <text:p>40 891 874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08" calcext:value-type="float">
            <text:p>30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0" calcext:value-type="float">
            <text:p>14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22048665" calcext:value-type="float">
            <text:p>22 048 665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1101" calcext:value-type="float">
            <text:p>1 101</text:p>
          </table:table-cell>
          <table:table-cell table:style-name="ce11" office:value-type="float" office:value="1079" calcext:value-type="float">
            <text:p>1 079</text:p>
          </table:table-cell>
          <table:table-cell table:style-name="ce11" office:value-type="float" office:value="52232710" calcext:value-type="float">
            <text:p>52 232 710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2041" calcext:value-type="float">
            <text:p>2 041</text:p>
          </table:table-cell>
          <table:table-cell table:style-name="ce11" office:value-type="float" office:value="2027" calcext:value-type="float">
            <text:p>2 027</text:p>
          </table:table-cell>
          <table:table-cell table:style-name="ce11" office:value-type="float" office:value="92724090" calcext:value-type="float">
            <text:p>92 724 090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35083990" calcext:value-type="float">
            <text:p>35 083 990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8" calcext:value-type="float">
            <text:p>8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2248" calcext:value-type="float">
            <text:p>2 248</text:p>
          </table:table-cell>
          <table:table-cell table:style-name="ce11" office:value-type="float" office:value="2210" calcext:value-type="float">
            <text:p>2 210</text:p>
          </table:table-cell>
          <table:table-cell table:style-name="ce11" office:value-type="float" office:value="112973060" calcext:value-type="float">
            <text:p>112 973 060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7" calcext:value-type="float">
            <text:p>13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11253957" calcext:value-type="float">
            <text:p>11 253 957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991" calcext:value-type="float">
            <text:p>991</text:p>
          </table:table-cell>
          <table:table-cell table:style-name="ce11" office:value-type="float" office:value="979" calcext:value-type="float">
            <text:p>979</text:p>
          </table:table-cell>
          <table:table-cell table:style-name="ce11" office:value-type="float" office:value="44423537" calcext:value-type="float">
            <text:p>44 423 537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2007" calcext:value-type="float">
            <text:p>2 007</text:p>
          </table:table-cell>
          <table:table-cell table:style-name="ce11" office:value-type="float" office:value="1977" calcext:value-type="float">
            <text:p>1 977</text:p>
          </table:table-cell>
          <table:table-cell table:style-name="ce11" office:value-type="float" office:value="91914700" calcext:value-type="float">
            <text:p>91 914 700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0" calcext:value-type="float">
            <text:p>14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1013" calcext:value-type="float">
            <text:p>1 013</text:p>
          </table:table-cell>
          <table:table-cell table:style-name="ce11" office:value-type="float" office:value="1026" calcext:value-type="float">
            <text:p>1 026</text:p>
          </table:table-cell>
          <table:table-cell table:style-name="ce11" office:value-type="float" office:value="47987489" calcext:value-type="float">
            <text:p>47 987 489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204" calcext:value-type="float">
            <text:p>1 204</text:p>
          </table:table-cell>
          <table:table-cell table:style-name="ce11" office:value-type="float" office:value="1172" calcext:value-type="float">
            <text:p>1 172</text:p>
          </table:table-cell>
          <table:table-cell table:style-name="ce11" office:value-type="float" office:value="52767291" calcext:value-type="float">
            <text:p>52 767 291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4822" calcext:value-type="float">
            <text:p>4 822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22142611" calcext:value-type="float">
            <text:p>22 142 611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11425016" calcext:value-type="float">
            <text:p>11 425 016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659" calcext:value-type="float">
            <text:p>1 659</text:p>
          </table:table-cell>
          <table:table-cell table:style-name="ce11" office:value-type="float" office:value="1622" calcext:value-type="float">
            <text:p>1 622</text:p>
          </table:table-cell>
          <table:table-cell table:style-name="ce11" office:value-type="float" office:value="74669498" calcext:value-type="float">
            <text:p>74 669 498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62" calcext:value-type="float">
            <text:p>26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54" calcext:value-type="float">
            <text:p>554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25480070" calcext:value-type="float">
            <text:p>25 480 070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56" calcext:value-type="float">
            <text:p>25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2731" calcext:value-type="float">
            <text:p>2 731</text:p>
          </table:table-cell>
          <table:table-cell table:style-name="ce11" office:value-type="float" office:value="2673" calcext:value-type="float">
            <text:p>2 673</text:p>
          </table:table-cell>
          <table:table-cell table:style-name="ce11" office:value-type="float" office:value="132602479" calcext:value-type="float">
            <text:p>132 602 479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85" calcext:value-type="float">
            <text:p>18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2131" calcext:value-type="float">
            <text:p>2 131</text:p>
          </table:table-cell>
          <table:table-cell table:style-name="ce11" office:value-type="float" office:value="2098" calcext:value-type="float">
            <text:p>2 098</text:p>
          </table:table-cell>
          <table:table-cell table:style-name="ce11" office:value-type="float" office:value="98629177" calcext:value-type="float">
            <text:p>98 629 177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3106" calcext:value-type="float">
            <text:p>3 106</text:p>
          </table:table-cell>
          <table:table-cell table:style-name="ce11" office:value-type="float" office:value="3077" calcext:value-type="float">
            <text:p>3 077</text:p>
          </table:table-cell>
          <table:table-cell table:style-name="ce11" office:value-type="float" office:value="144926339" calcext:value-type="float">
            <text:p>144 926 339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4" calcext:value-type="float">
            <text:p>654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28869196" calcext:value-type="float">
            <text:p>28 869 196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1096" calcext:value-type="float">
            <text:p>1 096</text:p>
          </table:table-cell>
          <table:table-cell table:style-name="ce11" office:value-type="float" office:value="1076" calcext:value-type="float">
            <text:p>1 076</text:p>
          </table:table-cell>
          <table:table-cell table:style-name="ce11" office:value-type="float" office:value="49423068" calcext:value-type="float">
            <text:p>49 423 068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2273" calcext:value-type="float">
            <text:p>2 273</text:p>
          </table:table-cell>
          <table:table-cell table:style-name="ce11" office:value-type="float" office:value="2261" calcext:value-type="float">
            <text:p>2 261</text:p>
          </table:table-cell>
          <table:table-cell table:style-name="ce11" office:value-type="float" office:value="103229088" calcext:value-type="float">
            <text:p>103 229 088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25601814" calcext:value-type="float">
            <text:p>25 601 814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14" calcext:value-type="float">
            <text:p>31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79" calcext:value-type="float">
            <text:p>17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29489925" calcext:value-type="float">
            <text:p>29 489 925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869" calcext:value-type="float">
            <text:p>869</text:p>
          </table:table-cell>
          <table:table-cell table:style-name="ce11" office:value-type="float" office:value="861" calcext:value-type="float">
            <text:p>861</text:p>
          </table:table-cell>
          <table:table-cell table:style-name="ce11" office:value-type="float" office:value="39892332" calcext:value-type="float">
            <text:p>39 892 332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8234872" calcext:value-type="float">
            <text:p>8 234 872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34" calcext:value-type="float">
            <text:p>23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22" calcext:value-type="float">
            <text:p>122</text:p>
          </table:table-cell>
          <table:table-cell table:number-columns-repeated="2" table:style-name="ce11" office:value-type="float" office:value="1183" calcext:value-type="float">
            <text:p>1 183</text:p>
          </table:table-cell>
          <table:table-cell table:style-name="ce11" office:value-type="float" office:value="52340744" calcext:value-type="float">
            <text:p>52 340 744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13666040" calcext:value-type="float">
            <text:p>13 666 040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274" calcext:value-type="float">
            <text:p>1 274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488" calcext:value-type="float">
            <text:p>1 488</text:p>
          </table:table-cell>
          <table:table-cell table:style-name="ce11" office:value-type="float" office:value="1487" calcext:value-type="float">
            <text:p>1 487</text:p>
          </table:table-cell>
          <table:table-cell table:style-name="ce11" office:value-type="float" office:value="67102081" calcext:value-type="float">
            <text:p>67 102 081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402" calcext:value-type="float">
            <text:p>402</text:p>
          </table:table-cell>
          <table:table-cell table:style-name="ce11" office:value-type="float" office:value="396" calcext:value-type="float">
            <text:p>396</text:p>
          </table:table-cell>
          <table:table-cell table:style-name="ce11" office:value-type="float" office:value="16829235" calcext:value-type="float">
            <text:p>16 829 235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94" calcext:value-type="float">
            <text:p>19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48" calcext:value-type="float">
            <text:p>24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632" calcext:value-type="float">
            <text:p>632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float" office:value="26790625" calcext:value-type="float">
            <text:p>26 790 625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19" calcext:value-type="float">
            <text:p>51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3" calcext:value-type="float">
            <text:p>11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29964976" calcext:value-type="float">
            <text:p>29 964 976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2635" calcext:value-type="float">
            <text:p>2 635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2278" calcext:value-type="float">
            <text:p>2 278</text:p>
          </table:table-cell>
          <table:table-cell table:style-name="ce11" office:value-type="float" office:value="2280" calcext:value-type="float">
            <text:p>2 280</text:p>
          </table:table-cell>
          <table:table-cell table:style-name="ce11" office:value-type="float" office:value="111327121" calcext:value-type="float">
            <text:p>111 327 121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53" calcext:value-type="float">
            <text:p>15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576" calcext:value-type="float">
            <text:p>576</text:p>
          </table:table-cell>
          <table:table-cell table:style-name="ce11" office:value-type="float" office:value="25942311" calcext:value-type="float">
            <text:p>25 942 311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1625" calcext:value-type="float">
            <text:p>1 625</text:p>
          </table:table-cell>
          <table:table-cell table:style-name="ce11" office:value-type="float" office:value="1606" calcext:value-type="float">
            <text:p>1 606</text:p>
          </table:table-cell>
          <table:table-cell table:style-name="ce11" office:value-type="float" office:value="74393063" calcext:value-type="float">
            <text:p>74 393 063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74" calcext:value-type="float">
            <text:p>47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2131" calcext:value-type="float">
            <text:p>2 131</text:p>
          </table:table-cell>
          <table:table-cell table:style-name="ce11" office:value-type="float" office:value="2094" calcext:value-type="float">
            <text:p>2 094</text:p>
          </table:table-cell>
          <table:table-cell table:style-name="ce11" office:value-type="float" office:value="102209387" calcext:value-type="float">
            <text:p>102 209 387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49" calcext:value-type="float">
            <text:p>34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02" calcext:value-type="float">
            <text:p>502</text:p>
          </table:table-cell>
          <table:table-cell table:style-name="ce11" office:value-type="float" office:value="497" calcext:value-type="float">
            <text:p>497</text:p>
          </table:table-cell>
          <table:table-cell table:style-name="ce11" office:value-type="float" office:value="21969022" calcext:value-type="float">
            <text:p>21 969 022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122" calcext:value-type="float">
            <text:p>1 122</text:p>
          </table:table-cell>
          <table:table-cell table:style-name="ce11" office:value-type="float" office:value="1107" calcext:value-type="float">
            <text:p>1 107</text:p>
          </table:table-cell>
          <table:table-cell table:style-name="ce11" office:value-type="float" office:value="51511734" calcext:value-type="float">
            <text:p>51 511 734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444" calcext:value-type="float">
            <text:p>1 444</text:p>
          </table:table-cell>
          <table:table-cell table:style-name="ce11" office:value-type="float" office:value="1458" calcext:value-type="float">
            <text:p>1 458</text:p>
          </table:table-cell>
          <table:table-cell table:style-name="ce11" office:value-type="float" office:value="64990043" calcext:value-type="float">
            <text:p>64 990 043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1387" calcext:value-type="float">
            <text:p>1 387</text:p>
          </table:table-cell>
          <table:table-cell table:style-name="ce11" office:value-type="float" office:value="1366" calcext:value-type="float">
            <text:p>1 366</text:p>
          </table:table-cell>
          <table:table-cell table:style-name="ce11" office:value-type="float" office:value="63702162" calcext:value-type="float">
            <text:p>63 702 162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2404" calcext:value-type="float">
            <text:p>2 404</text:p>
          </table:table-cell>
          <table:table-cell table:style-name="ce11" office:value-type="float" office:value="2437" calcext:value-type="float">
            <text:p>2 437</text:p>
          </table:table-cell>
          <table:table-cell table:style-name="ce11" office:value-type="float" office:value="113016000" calcext:value-type="float">
            <text:p>113 016 000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80" calcext:value-type="float">
            <text:p>28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83" calcext:value-type="float">
            <text:p>28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2292" calcext:value-type="float">
            <text:p>2 292</text:p>
          </table:table-cell>
          <table:table-cell table:style-name="ce11" office:value-type="float" office:value="2275" calcext:value-type="float">
            <text:p>2 275</text:p>
          </table:table-cell>
          <table:table-cell table:style-name="ce11" office:value-type="float" office:value="106408964" calcext:value-type="float">
            <text:p>106 408 964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1645" calcext:value-type="float">
            <text:p>1 645</text:p>
          </table:table-cell>
          <table:table-cell table:style-name="ce11" office:value-type="float" office:value="1641" calcext:value-type="float">
            <text:p>1 641</text:p>
          </table:table-cell>
          <table:table-cell table:style-name="ce11" office:value-type="float" office:value="82251041" calcext:value-type="float">
            <text:p>82 251 041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937" calcext:value-type="float">
            <text:p>937</text:p>
          </table:table-cell>
          <table:table-cell table:style-name="ce11" office:value-type="float" office:value="935" calcext:value-type="float">
            <text:p>935</text:p>
          </table:table-cell>
          <table:table-cell table:style-name="ce11" office:value-type="float" office:value="41226175" calcext:value-type="float">
            <text:p>41 226 175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8" calcext:value-type="float">
            <text:p>9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162" calcext:value-type="float">
            <text:p>1 162</text:p>
          </table:table-cell>
          <table:table-cell table:style-name="ce11" office:value-type="float" office:value="1176" calcext:value-type="float">
            <text:p>1 176</text:p>
          </table:table-cell>
          <table:table-cell table:style-name="ce11" office:value-type="float" office:value="51525719" calcext:value-type="float">
            <text:p>51 525 719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685" calcext:value-type="float">
            <text:p>685</text:p>
          </table:table-cell>
          <table:table-cell table:style-name="ce11" office:value-type="float" office:value="668" calcext:value-type="float">
            <text:p>668</text:p>
          </table:table-cell>
          <table:table-cell table:style-name="ce11" office:value-type="float" office:value="29506422" calcext:value-type="float">
            <text:p>29 506 422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00" calcext:value-type="float">
            <text:p>20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130" calcext:value-type="float">
            <text:p>1 130</text:p>
          </table:table-cell>
          <table:table-cell table:style-name="ce11" office:value-type="float" office:value="1100" calcext:value-type="float">
            <text:p>1 100</text:p>
          </table:table-cell>
          <table:table-cell table:style-name="ce11" office:value-type="float" office:value="50115376" calcext:value-type="float">
            <text:p>50 115 376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48" calcext:value-type="float">
            <text:p>24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1249" calcext:value-type="float">
            <text:p>1 249</text:p>
          </table:table-cell>
          <table:table-cell table:style-name="ce11" office:value-type="float" office:value="1263" calcext:value-type="float">
            <text:p>1 263</text:p>
          </table:table-cell>
          <table:table-cell table:style-name="ce11" office:value-type="float" office:value="58090889" calcext:value-type="float">
            <text:p>58 090 889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1271" calcext:value-type="float">
            <text:p>1 271</text:p>
          </table:table-cell>
          <table:table-cell table:style-name="ce11" office:value-type="float" office:value="1248" calcext:value-type="float">
            <text:p>1 248</text:p>
          </table:table-cell>
          <table:table-cell table:style-name="ce11" office:value-type="float" office:value="58163401" calcext:value-type="float">
            <text:p>58 163 401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841" calcext:value-type="float">
            <text:p>841</text:p>
          </table:table-cell>
          <table:table-cell table:style-name="ce11" office:value-type="float" office:value="826" calcext:value-type="float">
            <text:p>826</text:p>
          </table:table-cell>
          <table:table-cell table:style-name="ce11" office:value-type="float" office:value="35729590" calcext:value-type="float">
            <text:p>35 729 590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3" calcext:value-type="float">
            <text:p>11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337" calcext:value-type="float">
            <text:p>337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15556198" calcext:value-type="float">
            <text:p>15 556 198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079" calcext:value-type="float">
            <text:p>1 079</text:p>
          </table:table-cell>
          <table:table-cell table:style-name="ce11" office:value-type="float" office:value="1081" calcext:value-type="float">
            <text:p>1 081</text:p>
          </table:table-cell>
          <table:table-cell table:style-name="ce11" office:value-type="float" office:value="53440442" calcext:value-type="float">
            <text:p>53 440 442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53" calcext:value-type="float">
            <text:p>15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685" calcext:value-type="float">
            <text:p>685</text:p>
          </table:table-cell>
          <table:table-cell table:style-name="ce11" office:value-type="float" office:value="32339486" calcext:value-type="float">
            <text:p>32 339 486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29" calcext:value-type="float">
            <text:p>12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23" calcext:value-type="float">
            <text:p>923</text:p>
          </table:table-cell>
          <table:table-cell table:style-name="ce11" office:value-type="float" office:value="933" calcext:value-type="float">
            <text:p>933</text:p>
          </table:table-cell>
          <table:table-cell table:style-name="ce11" office:value-type="float" office:value="53339669" calcext:value-type="float">
            <text:p>53 339 669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982" calcext:value-type="float">
            <text:p>982</text:p>
          </table:table-cell>
          <table:table-cell table:style-name="ce11" office:value-type="float" office:value="55523608" calcext:value-type="float">
            <text:p>55 523 608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5706105" calcext:value-type="float">
            <text:p>5 706 105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1494" calcext:value-type="float">
            <text:p>1 494</text:p>
          </table:table-cell>
          <table:table-cell table:style-name="ce11" office:value-type="float" office:value="1513" calcext:value-type="float">
            <text:p>1 513</text:p>
          </table:table-cell>
          <table:table-cell table:style-name="ce11" office:value-type="float" office:value="89539420" calcext:value-type="float">
            <text:p>89 539 420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1065" calcext:value-type="float">
            <text:p>1 065</text:p>
          </table:table-cell>
          <table:table-cell table:style-name="ce11" office:value-type="float" office:value="1056" calcext:value-type="float">
            <text:p>1 056</text:p>
          </table:table-cell>
          <table:table-cell table:style-name="ce11" office:value-type="float" office:value="48752958" calcext:value-type="float">
            <text:p>48 752 958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4225409" calcext:value-type="float">
            <text:p>4 225 409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476603" calcext:value-type="float">
            <text:p>1 476 603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14511057" calcext:value-type="float">
            <text:p>14 511 057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6720620" calcext:value-type="float">
            <text:p>6 720 620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673589" calcext:value-type="float">
            <text:p>1 673 589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43" calcext:value-type="float">
            <text:p>743</text:p>
          </table:table-cell>
          <table:table-cell table:style-name="ce11" office:value-type="float" office:value="778" calcext:value-type="float">
            <text:p>778</text:p>
          </table:table-cell>
          <table:table-cell table:style-name="ce11" office:value-type="float" office:value="35561003" calcext:value-type="float">
            <text:p>35 561 003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651928" calcext:value-type="float">
            <text:p>651 928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226" calcext:value-type="float">
            <text:p>226</text:p>
          </table:table-cell>
          <table:table-cell table:style-name="ce11" office:value-type="float" office:value="6076122" calcext:value-type="float">
            <text:p>6 076 122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9050614" calcext:value-type="float">
            <text:p>9 050 614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office:value-type="float" office:value="37896554" calcext:value-type="float">
            <text:p>37 896 554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946226" calcext:value-type="float">
            <text:p>1 946 226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731" calcext:value-type="float">
            <text:p>731</text:p>
          </table:table-cell>
          <table:table-cell table:style-name="ce11" office:value-type="float" office:value="32400491" calcext:value-type="float">
            <text:p>32 400 491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619599" calcext:value-type="float">
            <text:p>619 599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41" calcext:value-type="float">
            <text:p>41</text:p>
          </table:table-cell>
          <table:table-cell table:style-name="ce11" office:value-type="float" office:value="1348059" calcext:value-type="float">
            <text:p>1 348 059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576" calcext:value-type="float">
            <text:p>576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19071579" calcext:value-type="float">
            <text:p>19 071 579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771628" calcext:value-type="float">
            <text:p>1 771 628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484289" calcext:value-type="float">
            <text:p>1 484 289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28" calcext:value-type="float">
            <text:p>428</text:p>
          </table:table-cell>
          <table:table-cell table:style-name="ce11" office:value-type="float" office:value="410" calcext:value-type="float">
            <text:p>410</text:p>
          </table:table-cell>
          <table:table-cell table:style-name="ce11" office:value-type="float" office:value="18610653" calcext:value-type="float">
            <text:p>18 610 653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803447" calcext:value-type="float">
            <text:p>803 447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395993" calcext:value-type="float">
            <text:p>395 993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float" office:value="99" calcext:value-type="float">
            <text:p>99</text:p>
          </table:table-cell>
          <table:table-cell table:style-name="ce11" office:value-type="float" office:value="3572033" calcext:value-type="float">
            <text:p>3 572 033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2999015" calcext:value-type="float">
            <text:p>2 999 015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075994" calcext:value-type="float">
            <text:p>1 075 994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16425577" calcext:value-type="float">
            <text:p>16 425 577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4683674" calcext:value-type="float">
            <text:p>4 683 674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2" table:style-name="ce11" office:value-type="float" office:value="110" calcext:value-type="float">
            <text:p>110</text:p>
          </table:table-cell>
          <table:table-cell table:style-name="ce11" office:value-type="float" office:value="3030698" calcext:value-type="float">
            <text:p>3 030 698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261037" calcext:value-type="float">
            <text:p>1 261 037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3020" calcext:value-type="float">
            <text:p>3 020</text:p>
          </table:table-cell>
          <table:table-cell table:style-name="ce11" office:value-type="float" office:value="2997" calcext:value-type="float">
            <text:p>2 997</text:p>
          </table:table-cell>
          <table:table-cell table:style-name="ce11" office:value-type="float" office:value="145708513" calcext:value-type="float">
            <text:p>145 708 513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6289596" calcext:value-type="float">
            <text:p>6 289 596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1449452" calcext:value-type="float">
            <text:p>1 449 452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265476" calcext:value-type="float">
            <text:p>1 265 476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2591685" calcext:value-type="float">
            <text:p>2 591 685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29929681" calcext:value-type="float">
            <text:p>29 929 681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1978676" calcext:value-type="float">
            <text:p>1 978 676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7667900" calcext:value-type="float">
            <text:p>7 667 900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7127121" calcext:value-type="float">
            <text:p>7 127 121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488" calcext:value-type="float">
            <text:p>488</text:p>
          </table:table-cell>
          <table:table-cell table:style-name="ce11" office:value-type="float" office:value="508" calcext:value-type="float">
            <text:p>508</text:p>
          </table:table-cell>
          <table:table-cell table:style-name="ce11" office:value-type="float" office:value="22605647" calcext:value-type="float">
            <text:p>22 605 647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885727" calcext:value-type="float">
            <text:p>1 885 727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8367348" calcext:value-type="float">
            <text:p>8 367 348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831548" calcext:value-type="float">
            <text:p>1 831 548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12199614" calcext:value-type="float">
            <text:p>12 199 614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92782" calcext:value-type="float">
            <text:p>192 782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3382121" calcext:value-type="float">
            <text:p>3 382 121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7189993" calcext:value-type="float">
            <text:p>7 189 993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821" calcext:value-type="float">
            <text:p>821</text:p>
          </table:table-cell>
          <table:table-cell table:style-name="ce11" office:value-type="float" office:value="37158389" calcext:value-type="float">
            <text:p>37 158 389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830762" calcext:value-type="float">
            <text:p>830 762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441261" calcext:value-type="float">
            <text:p>1 441 26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7855455" calcext:value-type="float">
            <text:p>7 855 455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816" calcext:value-type="float">
            <text:p>816</text:p>
          </table:table-cell>
          <table:table-cell table:style-name="ce11" office:value-type="float" office:value="791" calcext:value-type="float">
            <text:p>791</text:p>
          </table:table-cell>
          <table:table-cell table:style-name="ce11" office:value-type="float" office:value="30917914" calcext:value-type="float">
            <text:p>30 917 914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734677" calcext:value-type="float">
            <text:p>734 677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29824226" calcext:value-type="float">
            <text:p>29 824 226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2688095" calcext:value-type="float">
            <text:p>2 688 095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046347" calcext:value-type="float">
            <text:p>3 046 347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551" calcext:value-type="float">
            <text:p>551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18257496" calcext:value-type="float">
            <text:p>18 257 496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37" calcext:value-type="float">
            <text:p>737</text:p>
          </table:table-cell>
          <table:table-cell table:style-name="ce11" office:value-type="float" office:value="843" calcext:value-type="float">
            <text:p>843</text:p>
          </table:table-cell>
          <table:table-cell table:style-name="ce11" office:value-type="float" office:value="30615685" calcext:value-type="float">
            <text:p>30 615 685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3080494" calcext:value-type="float">
            <text:p>3 080 494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930" calcext:value-type="float">
            <text:p>930</text:p>
          </table:table-cell>
          <table:table-cell table:style-name="ce11" office:value-type="float" office:value="920" calcext:value-type="float">
            <text:p>920</text:p>
          </table:table-cell>
          <table:table-cell table:style-name="ce11" office:value-type="float" office:value="40891874" calcext:value-type="float">
            <text:p>40 891 874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714968" calcext:value-type="float">
            <text:p>1 714 968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828019" calcext:value-type="float">
            <text:p>828 019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86" calcext:value-type="float">
            <text:p>386</text:p>
          </table:table-cell>
          <table:table-cell table:style-name="ce11" office:value-type="float" office:value="357" calcext:value-type="float">
            <text:p>357</text:p>
          </table:table-cell>
          <table:table-cell table:style-name="ce11" office:value-type="float" office:value="12652580" calcext:value-type="float">
            <text:p>12 652 580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13" calcext:value-type="float">
            <text:p>213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6363055" calcext:value-type="float">
            <text:p>6 363 055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847686" calcext:value-type="float">
            <text:p>1 847 686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5083" calcext:value-type="float">
            <text:p>5 083</text:p>
          </table:table-cell>
          <table:table-cell table:style-name="ce11" office:value-type="float" office:value="4955" calcext:value-type="float">
            <text:p>4 955</text:p>
          </table:table-cell>
          <table:table-cell table:style-name="ce11" office:value-type="float" office:value="254218193" calcext:value-type="float">
            <text:p>254 218 193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1569055" calcext:value-type="float">
            <text:p>1 569 055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14858817" calcext:value-type="float">
            <text:p>14 858 817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7655223" calcext:value-type="float">
            <text:p>7 655 223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485" calcext:value-type="float">
            <text:p>485</text:p>
          </table:table-cell>
          <table:table-cell table:style-name="ce11" office:value-type="float" office:value="454" calcext:value-type="float">
            <text:p>454</text:p>
          </table:table-cell>
          <table:table-cell table:style-name="ce11" office:value-type="float" office:value="17369493" calcext:value-type="float">
            <text:p>17 369 493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263" calcext:value-type="float">
            <text:p>263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8345351" calcext:value-type="float">
            <text:p>8 345 351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2051" calcext:value-type="float">
            <text:p>2 051</text:p>
          </table:table-cell>
          <table:table-cell table:style-name="ce11" office:value-type="float" office:value="2095" calcext:value-type="float">
            <text:p>2 095</text:p>
          </table:table-cell>
          <table:table-cell table:style-name="ce11" office:value-type="float" office:value="99335958" calcext:value-type="float">
            <text:p>99 335 958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421707" calcext:value-type="float">
            <text:p>1 421 707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3327655" calcext:value-type="float">
            <text:p>3 327 655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011" calcext:value-type="float">
            <text:p>1 011</text:p>
          </table:table-cell>
          <table:table-cell table:style-name="ce11" office:value-type="float" office:value="989" calcext:value-type="float">
            <text:p>989</text:p>
          </table:table-cell>
          <table:table-cell table:style-name="ce11" office:value-type="float" office:value="36102717" calcext:value-type="float">
            <text:p>36 102 717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288" calcext:value-type="float">
            <text:p>1 288</text:p>
          </table:table-cell>
          <table:table-cell table:style-name="ce11" office:value-type="float" office:value="1213" calcext:value-type="float">
            <text:p>1 213</text:p>
          </table:table-cell>
          <table:table-cell table:style-name="ce11" office:value-type="float" office:value="47449041" calcext:value-type="float">
            <text:p>47 449 041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6875647" calcext:value-type="float">
            <text:p>6 875 647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22048665" calcext:value-type="float">
            <text:p>22 048 665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9245522" calcext:value-type="float">
            <text:p>9 245 522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3650118" calcext:value-type="float">
            <text:p>3 650 118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474442" calcext:value-type="float">
            <text:p>474 442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1101" calcext:value-type="float">
            <text:p>1 101</text:p>
          </table:table-cell>
          <table:table-cell table:style-name="ce11" office:value-type="float" office:value="1079" calcext:value-type="float">
            <text:p>1 079</text:p>
          </table:table-cell>
          <table:table-cell table:style-name="ce11" office:value-type="float" office:value="52232710" calcext:value-type="float">
            <text:p>52 232 710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509041" calcext:value-type="float">
            <text:p>509 041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1452149" calcext:value-type="float">
            <text:p>1 452 149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731" calcext:value-type="float">
            <text:p>731</text:p>
          </table:table-cell>
          <table:table-cell table:style-name="ce11" office:value-type="float" office:value="743" calcext:value-type="float">
            <text:p>743</text:p>
          </table:table-cell>
          <table:table-cell table:style-name="ce11" office:value-type="float" office:value="23120837" calcext:value-type="float">
            <text:p>23 120 837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7569734" calcext:value-type="float">
            <text:p>7 569 734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2322571" calcext:value-type="float">
            <text:p>2 322 571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2041" calcext:value-type="float">
            <text:p>2 041</text:p>
          </table:table-cell>
          <table:table-cell table:style-name="ce11" office:value-type="float" office:value="2027" calcext:value-type="float">
            <text:p>2 027</text:p>
          </table:table-cell>
          <table:table-cell table:style-name="ce11" office:value-type="float" office:value="92724090" calcext:value-type="float">
            <text:p>92 724 090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9053224" calcext:value-type="float">
            <text:p>9 053 224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583" calcext:value-type="float">
            <text:p>1 583</text:p>
          </table:table-cell>
          <table:table-cell table:style-name="ce11" office:value-type="float" office:value="1562" calcext:value-type="float">
            <text:p>1 562</text:p>
          </table:table-cell>
          <table:table-cell table:style-name="ce11" office:value-type="float" office:value="46098525" calcext:value-type="float">
            <text:p>46 098 525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435" calcext:value-type="float">
            <text:p>435</text:p>
          </table:table-cell>
          <table:table-cell table:style-name="ce11" office:value-type="float" office:value="402" calcext:value-type="float">
            <text:p>402</text:p>
          </table:table-cell>
          <table:table-cell table:style-name="ce11" office:value-type="float" office:value="13953551" calcext:value-type="float">
            <text:p>13 953 551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4" calcext:value-type="float">
            <text:p>324</text:p>
          </table:table-cell>
          <table:table-cell table:style-name="ce11" office:value-type="float" office:value="326" calcext:value-type="float">
            <text:p>326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35083990" calcext:value-type="float">
            <text:p>35 083 990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1" office:value-type="float" office:value="573176" calcext:value-type="float">
            <text:p>573 176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11348269" calcext:value-type="float">
            <text:p>11 348 269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1" office:value-type="float" office:value="573986" calcext:value-type="float">
            <text:p>573 986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589" calcext:value-type="float">
            <text:p>589</text:p>
          </table:table-cell>
          <table:table-cell table:style-name="ce11" office:value-type="float" office:value="26730876" calcext:value-type="float">
            <text:p>26 730 876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4379776" calcext:value-type="float">
            <text:p>4 379 776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84" calcext:value-type="float">
            <text:p>484</text:p>
          </table:table-cell>
          <table:table-cell table:style-name="ce11" office:value-type="float" office:value="497" calcext:value-type="float">
            <text:p>497</text:p>
          </table:table-cell>
          <table:table-cell table:style-name="ce11" office:value-type="float" office:value="12961140" calcext:value-type="float">
            <text:p>12 961 140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967821" calcext:value-type="float">
            <text:p>1 967 821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2248" calcext:value-type="float">
            <text:p>2 248</text:p>
          </table:table-cell>
          <table:table-cell table:style-name="ce11" office:value-type="float" office:value="2210" calcext:value-type="float">
            <text:p>2 210</text:p>
          </table:table-cell>
          <table:table-cell table:style-name="ce11" office:value-type="float" office:value="112973060" calcext:value-type="float">
            <text:p>112 973 060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1464279" calcext:value-type="float">
            <text:p>1 464 279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808336" calcext:value-type="float">
            <text:p>3 808 336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411" calcext:value-type="float">
            <text:p>411</text:p>
          </table:table-cell>
          <table:table-cell table:style-name="ce11" office:value-type="float" office:value="414" calcext:value-type="float">
            <text:p>414</text:p>
          </table:table-cell>
          <table:table-cell table:style-name="ce11" office:value-type="float" office:value="17671618" calcext:value-type="float">
            <text:p>17 671 618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6318492" calcext:value-type="float">
            <text:p>6 318 492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754049" calcext:value-type="float">
            <text:p>2 754 049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2095" calcext:value-type="float">
            <text:p>2 095</text:p>
          </table:table-cell>
          <table:table-cell table:style-name="ce11" office:value-type="float" office:value="94286471" calcext:value-type="float">
            <text:p>94 286 471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3383108" calcext:value-type="float">
            <text:p>3 383 108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7330530" calcext:value-type="float">
            <text:p>7 330 530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981" calcext:value-type="float">
            <text:p>981</text:p>
          </table:table-cell>
          <table:table-cell table:style-name="ce11" office:value-type="float" office:value="956" calcext:value-type="float">
            <text:p>956</text:p>
          </table:table-cell>
          <table:table-cell table:style-name="ce11" office:value-type="float" office:value="34620163" calcext:value-type="float">
            <text:p>34 620 163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381" calcext:value-type="float">
            <text:p>3 381</text:p>
          </table:table-cell>
          <table:table-cell table:style-name="ce11" office:value-type="float" office:value="3223" calcext:value-type="float">
            <text:p>3 223</text:p>
          </table:table-cell>
          <table:table-cell table:style-name="ce11" office:value-type="float" office:value="108283488" calcext:value-type="float">
            <text:p>108 283 488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6689539" calcext:value-type="float">
            <text:p>6 689 539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11253957" calcext:value-type="float">
            <text:p>11 253 957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24380" calcext:value-type="float">
            <text:p>524 380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3737156" calcext:value-type="float">
            <text:p>3 737 156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406685" calcext:value-type="float">
            <text:p>1 406 685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991" calcext:value-type="float">
            <text:p>991</text:p>
          </table:table-cell>
          <table:table-cell table:style-name="ce11" office:value-type="float" office:value="979" calcext:value-type="float">
            <text:p>979</text:p>
          </table:table-cell>
          <table:table-cell table:style-name="ce11" office:value-type="float" office:value="44423537" calcext:value-type="float">
            <text:p>44 423 537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2580453" calcext:value-type="float">
            <text:p>2 580 453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911026" calcext:value-type="float">
            <text:p>911 026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784" calcext:value-type="float">
            <text:p>784</text:p>
          </table:table-cell>
          <table:table-cell table:style-name="ce11" office:value-type="float" office:value="734" calcext:value-type="float">
            <text:p>734</text:p>
          </table:table-cell>
          <table:table-cell table:style-name="ce11" office:value-type="float" office:value="22249958" calcext:value-type="float">
            <text:p>22 249 958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462421" calcext:value-type="float">
            <text:p>4 462 421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891142" calcext:value-type="float">
            <text:p>891 142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2007" calcext:value-type="float">
            <text:p>2 007</text:p>
          </table:table-cell>
          <table:table-cell table:style-name="ce11" office:value-type="float" office:value="1977" calcext:value-type="float">
            <text:p>1 977</text:p>
          </table:table-cell>
          <table:table-cell table:style-name="ce11" office:value-type="float" office:value="91914700" calcext:value-type="float">
            <text:p>91 914 700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4720473" calcext:value-type="float">
            <text:p>4 720 473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3683769" calcext:value-type="float">
            <text:p>3 683 769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6835227" calcext:value-type="float">
            <text:p>6 835 227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33" calcext:value-type="float">
            <text:p>733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24558696" calcext:value-type="float">
            <text:p>24 558 696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 table:style-name="ce11" office:value-type="float" office:value="47" calcext:value-type="float">
            <text:p>47</text:p>
          </table:table-cell>
          <table:table-cell table:style-name="ce11" office:value-type="float" office:value="1925304" calcext:value-type="float">
            <text:p>1 925 304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439" calcext:value-type="float">
            <text:p>1 439</text:p>
          </table:table-cell>
          <table:table-cell table:style-name="ce11" office:value-type="float" office:value="1412" calcext:value-type="float">
            <text:p>1 412</text:p>
          </table:table-cell>
          <table:table-cell table:style-name="ce11" office:value-type="float" office:value="69116377" calcext:value-type="float">
            <text:p>69 116 377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4762481" calcext:value-type="float">
            <text:p>4 762 481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6409263" calcext:value-type="float">
            <text:p>6 409 263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339" calcext:value-type="float">
            <text:p>339</text:p>
          </table:table-cell>
          <table:table-cell table:style-name="ce11" office:value-type="float" office:value="10625163" calcext:value-type="float">
            <text:p>10 625 163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801" calcext:value-type="float">
            <text:p>801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27135717" calcext:value-type="float">
            <text:p>27 135 717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4676472" calcext:value-type="float">
            <text:p>4 676 472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1013" calcext:value-type="float">
            <text:p>1 013</text:p>
          </table:table-cell>
          <table:table-cell table:style-name="ce11" office:value-type="float" office:value="1026" calcext:value-type="float">
            <text:p>1 026</text:p>
          </table:table-cell>
          <table:table-cell table:style-name="ce11" office:value-type="float" office:value="47987489" calcext:value-type="float">
            <text:p>47 987 489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574325" calcext:value-type="float">
            <text:p>574 325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10987777" calcext:value-type="float">
            <text:p>10 987 777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5424588" calcext:value-type="float">
            <text:p>5 424 588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204" calcext:value-type="float">
            <text:p>1 204</text:p>
          </table:table-cell>
          <table:table-cell table:style-name="ce11" office:value-type="float" office:value="1172" calcext:value-type="float">
            <text:p>1 172</text:p>
          </table:table-cell>
          <table:table-cell table:style-name="ce11" office:value-type="float" office:value="52767291" calcext:value-type="float">
            <text:p>52 767 291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488" calcext:value-type="float">
            <text:p>488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office:value-type="float" office:value="19880920" calcext:value-type="float">
            <text:p>19 880 920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8305986" calcext:value-type="float">
            <text:p>8 305 986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5915061" calcext:value-type="float">
            <text:p>5 915 061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4769" calcext:value-type="float">
            <text:p>4 769</text:p>
          </table:table-cell>
          <table:table-cell table:style-name="ce11" office:value-type="float" office:value="241104497" calcext:value-type="float">
            <text:p>241 104 497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4388825" calcext:value-type="float">
            <text:p>4 388 825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82" calcext:value-type="float">
            <text:p>682</text:p>
          </table:table-cell>
          <table:table-cell table:style-name="ce11" office:value-type="float" office:value="539" calcext:value-type="float">
            <text:p>539</text:p>
          </table:table-cell>
          <table:table-cell table:style-name="ce11" office:value-type="float" office:value="15917887" calcext:value-type="float">
            <text:p>15 917 887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91" calcext:value-type="float">
            <text:p>1 791</text:p>
          </table:table-cell>
          <table:table-cell table:style-name="ce11" office:value-type="float" office:value="1928" calcext:value-type="float">
            <text:p>1 928</text:p>
          </table:table-cell>
          <table:table-cell table:style-name="ce11" office:value-type="float" office:value="71091344" calcext:value-type="float">
            <text:p>71 091 344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23" calcext:value-type="float">
            <text:p>823</text:p>
          </table:table-cell>
          <table:table-cell table:style-name="ce11" office:value-type="float" office:value="807" calcext:value-type="float">
            <text:p>807</text:p>
          </table:table-cell>
          <table:table-cell table:style-name="ce11" office:value-type="float" office:value="26773805" calcext:value-type="float">
            <text:p>26 773 805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5103285" calcext:value-type="float">
            <text:p>5 103 285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22142611" calcext:value-type="float">
            <text:p>22 142 611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17585" calcext:value-type="float">
            <text:p>317 585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11425016" calcext:value-type="float">
            <text:p>11 425 016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2396961" calcext:value-type="float">
            <text:p>2 396 961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5614322" calcext:value-type="float">
            <text:p>5 614 322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478770" calcext:value-type="float">
            <text:p>478 770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659" calcext:value-type="float">
            <text:p>1 659</text:p>
          </table:table-cell>
          <table:table-cell table:style-name="ce11" office:value-type="float" office:value="1622" calcext:value-type="float">
            <text:p>1 622</text:p>
          </table:table-cell>
          <table:table-cell table:style-name="ce11" office:value-type="float" office:value="74669498" calcext:value-type="float">
            <text:p>74 669 498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582988" calcext:value-type="float">
            <text:p>582 988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375556" calcext:value-type="float">
            <text:p>1 375 556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325696" calcext:value-type="float">
            <text:p>3 325 696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644" calcext:value-type="float">
            <text:p>644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25981554" calcext:value-type="float">
            <text:p>25 981 554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3844915" calcext:value-type="float">
            <text:p>3 844 915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3815" calcext:value-type="float">
            <text:p>3 815</text:p>
          </table:table-cell>
          <table:table-cell table:style-name="ce11" office:value-type="float" office:value="3805" calcext:value-type="float">
            <text:p>3 805</text:p>
          </table:table-cell>
          <table:table-cell table:style-name="ce11" office:value-type="float" office:value="181477449" calcext:value-type="float">
            <text:p>181 477 449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47" calcext:value-type="float">
            <text:p>447</text:p>
          </table:table-cell>
          <table:table-cell table:style-name="ce11" office:value-type="float" office:value="433" calcext:value-type="float">
            <text:p>433</text:p>
          </table:table-cell>
          <table:table-cell table:style-name="ce11" office:value-type="float" office:value="14724449" calcext:value-type="float">
            <text:p>14 724 449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25" calcext:value-type="float">
            <text:p>525</text:p>
          </table:table-cell>
          <table:table-cell table:style-name="ce11" office:value-type="float" office:value="493" calcext:value-type="float">
            <text:p>493</text:p>
          </table:table-cell>
          <table:table-cell table:style-name="ce11" office:value-type="float" office:value="15955684" calcext:value-type="float">
            <text:p>15 955 684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47" calcext:value-type="float">
            <text:p>447</text:p>
          </table:table-cell>
          <table:table-cell table:style-name="ce11" office:value-type="float" office:value="401" calcext:value-type="float">
            <text:p>401</text:p>
          </table:table-cell>
          <table:table-cell table:style-name="ce11" office:value-type="float" office:value="13878569" calcext:value-type="float">
            <text:p>13 878 569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54" calcext:value-type="float">
            <text:p>554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25480070" calcext:value-type="float">
            <text:p>25 480 070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463951" calcext:value-type="float">
            <text:p>463 951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78614" calcext:value-type="float">
            <text:p>578 614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24090725" calcext:value-type="float">
            <text:p>24 090 725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334" calcext:value-type="float">
            <text:p>334</text:p>
          </table:table-cell>
          <table:table-cell table:style-name="ce11" office:value-type="float" office:value="11271788" calcext:value-type="float">
            <text:p>11 271 788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521196" calcext:value-type="float">
            <text:p>1 521 196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3645" calcext:value-type="float">
            <text:p>3 645</text:p>
          </table:table-cell>
          <table:table-cell table:style-name="ce11" office:value-type="float" office:value="3617" calcext:value-type="float">
            <text:p>3 617</text:p>
          </table:table-cell>
          <table:table-cell table:style-name="ce11" office:value-type="float" office:value="181569833" calcext:value-type="float">
            <text:p>181 569 833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4985867" calcext:value-type="float">
            <text:p>4 985 867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749" calcext:value-type="float">
            <text:p>749</text:p>
          </table:table-cell>
          <table:table-cell table:style-name="ce11" office:value-type="float" office:value="33633470" calcext:value-type="float">
            <text:p>33 633 470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589" calcext:value-type="float">
            <text:p>589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19373968" calcext:value-type="float">
            <text:p>19 373 968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952" calcext:value-type="float">
            <text:p>952</text:p>
          </table:table-cell>
          <table:table-cell table:style-name="ce11" office:value-type="float" office:value="948" calcext:value-type="float">
            <text:p>948</text:p>
          </table:table-cell>
          <table:table-cell table:style-name="ce11" office:value-type="float" office:value="35539984" calcext:value-type="float">
            <text:p>35 539 984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807" calcext:value-type="float">
            <text:p>807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36908867" calcext:value-type="float">
            <text:p>36 908 867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2731" calcext:value-type="float">
            <text:p>2 731</text:p>
          </table:table-cell>
          <table:table-cell table:style-name="ce11" office:value-type="float" office:value="2673" calcext:value-type="float">
            <text:p>2 673</text:p>
          </table:table-cell>
          <table:table-cell table:style-name="ce11" office:value-type="float" office:value="132602479" calcext:value-type="float">
            <text:p>132 602 479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377204" calcext:value-type="float">
            <text:p>1 377 204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6703977" calcext:value-type="float">
            <text:p>6 703 977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991" calcext:value-type="float">
            <text:p>991</text:p>
          </table:table-cell>
          <table:table-cell table:style-name="ce11" office:value-type="float" office:value="893" calcext:value-type="float">
            <text:p>893</text:p>
          </table:table-cell>
          <table:table-cell table:style-name="ce11" office:value-type="float" office:value="32174885" calcext:value-type="float">
            <text:p>32 174 885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851" calcext:value-type="float">
            <text:p>851</text:p>
          </table:table-cell>
          <table:table-cell table:style-name="ce11" office:value-type="float" office:value="31955629" calcext:value-type="float">
            <text:p>31 955 629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5190602" calcext:value-type="float">
            <text:p>5 190 602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3796" calcext:value-type="float">
            <text:p>3 796</text:p>
          </table:table-cell>
          <table:table-cell table:style-name="ce11" office:value-type="float" office:value="3754" calcext:value-type="float">
            <text:p>3 754</text:p>
          </table:table-cell>
          <table:table-cell table:style-name="ce11" office:value-type="float" office:value="176497365" calcext:value-type="float">
            <text:p>176 497 365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office:value-type="float" office:value="448" calcext:value-type="float">
            <text:p>448</text:p>
          </table:table-cell>
          <table:table-cell table:style-name="ce11" office:value-type="float" office:value="13268016" calcext:value-type="float">
            <text:p>13 268 016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64" calcext:value-type="float">
            <text:p>964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28637865" calcext:value-type="float">
            <text:p>28 637 865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157" calcext:value-type="float">
            <text:p>1 157</text:p>
          </table:table-cell>
          <table:table-cell table:style-name="ce11" office:value-type="float" office:value="1129" calcext:value-type="float">
            <text:p>1 129</text:p>
          </table:table-cell>
          <table:table-cell table:style-name="ce11" office:value-type="float" office:value="37625312" calcext:value-type="float">
            <text:p>37 625 312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2" calcext:value-type="float">
            <text:p>15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590" calcext:value-type="float">
            <text:p>590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25527628" calcext:value-type="float">
            <text:p>25 527 628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014416" calcext:value-type="float">
            <text:p>1 014 416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6018524" calcext:value-type="float">
            <text:p>6 018 524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2798554" calcext:value-type="float">
            <text:p>2 798 554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278" calcext:value-type="float">
            <text:p>2 278</text:p>
          </table:table-cell>
          <table:table-cell table:style-name="ce11" office:value-type="float" office:value="2241" calcext:value-type="float">
            <text:p>2 241</text:p>
          </table:table-cell>
          <table:table-cell table:style-name="ce11" office:value-type="float" office:value="104939016" calcext:value-type="float">
            <text:p>104 939 016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4122195" calcext:value-type="float">
            <text:p>4 122 195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3206036" calcext:value-type="float">
            <text:p>3 206 036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2" table:style-name="ce11" office:value-type="float" office:value="302" calcext:value-type="float">
            <text:p>302</text:p>
          </table:table-cell>
          <table:table-cell table:style-name="ce11" office:value-type="float" office:value="8888625" calcext:value-type="float">
            <text:p>8 888 625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9205789" calcext:value-type="float">
            <text:p>9 205 789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627434" calcext:value-type="float">
            <text:p>1 627 434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3106" calcext:value-type="float">
            <text:p>3 106</text:p>
          </table:table-cell>
          <table:table-cell table:style-name="ce11" office:value-type="float" office:value="3077" calcext:value-type="float">
            <text:p>3 077</text:p>
          </table:table-cell>
          <table:table-cell table:style-name="ce11" office:value-type="float" office:value="144926339" calcext:value-type="float">
            <text:p>144 926 339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882" calcext:value-type="float">
            <text:p>882</text:p>
          </table:table-cell>
          <table:table-cell table:style-name="ce11" office:value-type="float" office:value="31041711" calcext:value-type="float">
            <text:p>31 041 711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485" calcext:value-type="float">
            <text:p>485</text:p>
          </table:table-cell>
          <table:table-cell table:style-name="ce11" office:value-type="float" office:value="457" calcext:value-type="float">
            <text:p>457</text:p>
          </table:table-cell>
          <table:table-cell table:style-name="ce11" office:value-type="float" office:value="13077299" calcext:value-type="float">
            <text:p>13 077 299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12662143" calcext:value-type="float">
            <text:p>12 662 143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4" calcext:value-type="float">
            <text:p>654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28869196" calcext:value-type="float">
            <text:p>28 869 196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3402647" calcext:value-type="float">
            <text:p>3 402 647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54" calcext:value-type="float">
            <text:p>454</text:p>
          </table:table-cell>
          <table:table-cell table:style-name="ce11" office:value-type="float" office:value="14852654" calcext:value-type="float">
            <text:p>14 852 654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531879" calcext:value-type="float">
            <text:p>531 879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1096" calcext:value-type="float">
            <text:p>1 096</text:p>
          </table:table-cell>
          <table:table-cell table:style-name="ce11" office:value-type="float" office:value="1076" calcext:value-type="float">
            <text:p>1 076</text:p>
          </table:table-cell>
          <table:table-cell table:style-name="ce11" office:value-type="float" office:value="49423068" calcext:value-type="float">
            <text:p>49 423 068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5457784" calcext:value-type="float">
            <text:p>5 457 784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6685183" calcext:value-type="float">
            <text:p>6 685 183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885" calcext:value-type="float">
            <text:p>885</text:p>
          </table:table-cell>
          <table:table-cell table:style-name="ce11" office:value-type="float" office:value="934" calcext:value-type="float">
            <text:p>934</text:p>
          </table:table-cell>
          <table:table-cell table:style-name="ce11" office:value-type="float" office:value="30343335" calcext:value-type="float">
            <text:p>30 343 335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529" calcext:value-type="float">
            <text:p>529</text:p>
          </table:table-cell>
          <table:table-cell table:style-name="ce11" office:value-type="float" office:value="17462676" calcext:value-type="float">
            <text:p>17 462 676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3797498" calcext:value-type="float">
            <text:p>3 797 498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093" calcext:value-type="float">
            <text:p>1 093</text:p>
          </table:table-cell>
          <table:table-cell table:style-name="ce11" office:value-type="float" office:value="1068" calcext:value-type="float">
            <text:p>1 068</text:p>
          </table:table-cell>
          <table:table-cell table:style-name="ce11" office:value-type="float" office:value="48806765" calcext:value-type="float">
            <text:p>48 806 765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9841233" calcext:value-type="float">
            <text:p>9 841 233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895643" calcext:value-type="float">
            <text:p>1 895 643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770948" calcext:value-type="float">
            <text:p>1 770 948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2273" calcext:value-type="float">
            <text:p>2 273</text:p>
          </table:table-cell>
          <table:table-cell table:style-name="ce11" office:value-type="float" office:value="2261" calcext:value-type="float">
            <text:p>2 261</text:p>
          </table:table-cell>
          <table:table-cell table:style-name="ce11" office:value-type="float" office:value="103229088" calcext:value-type="float">
            <text:p>103 229 088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7129685" calcext:value-type="float">
            <text:p>7 129 685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590" calcext:value-type="float">
            <text:p>590</text:p>
          </table:table-cell>
          <table:table-cell table:style-name="ce11" office:value-type="float" office:value="564" calcext:value-type="float">
            <text:p>564</text:p>
          </table:table-cell>
          <table:table-cell table:style-name="ce11" office:value-type="float" office:value="17263185" calcext:value-type="float">
            <text:p>17 263 185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8677317" calcext:value-type="float">
            <text:p>8 677 317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25601814" calcext:value-type="float">
            <text:p>25 601 814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float" office:value="86" calcext:value-type="float">
            <text:p>86</text:p>
          </table:table-cell>
          <table:table-cell table:style-name="ce11" office:value-type="float" office:value="3130327" calcext:value-type="float">
            <text:p>3 130 327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3589490" calcext:value-type="float">
            <text:p>3 589 490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5028843" calcext:value-type="float">
            <text:p>5 028 843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4511" calcext:value-type="float">
            <text:p>4 511</text:p>
          </table:table-cell>
          <table:table-cell table:style-name="ce11" office:value-type="float" office:value="4526" calcext:value-type="float">
            <text:p>4 526</text:p>
          </table:table-cell>
          <table:table-cell table:style-name="ce11" office:value-type="float" office:value="215623593" calcext:value-type="float">
            <text:p>215 623 593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243824" calcext:value-type="float">
            <text:p>4 243 824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582" calcext:value-type="float">
            <text:p>582</text:p>
          </table:table-cell>
          <table:table-cell table:style-name="ce11" office:value-type="float" office:value="16803142" calcext:value-type="float">
            <text:p>16 803 142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2717" calcext:value-type="float">
            <text:p>2 717</text:p>
          </table:table-cell>
          <table:table-cell table:style-name="ce11" office:value-type="float" office:value="2612" calcext:value-type="float">
            <text:p>2 612</text:p>
          </table:table-cell>
          <table:table-cell table:style-name="ce11" office:value-type="float" office:value="109651659" calcext:value-type="float">
            <text:p>109 651 659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779" calcext:value-type="float">
            <text:p>779</text:p>
          </table:table-cell>
          <table:table-cell table:style-name="ce11" office:value-type="float" office:value="27214416" calcext:value-type="float">
            <text:p>27 214 416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649" calcext:value-type="float">
            <text:p>649</text:p>
          </table:table-cell>
          <table:table-cell table:style-name="ce11" office:value-type="float" office:value="21260319" calcext:value-type="float">
            <text:p>21 260 319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2636" calcext:value-type="float">
            <text:p>2 636</text:p>
          </table:table-cell>
          <table:table-cell table:style-name="ce11" office:value-type="float" office:value="2569" calcext:value-type="float">
            <text:p>2 569</text:p>
          </table:table-cell>
          <table:table-cell table:style-name="ce11" office:value-type="float" office:value="120391480" calcext:value-type="float">
            <text:p>120 391 480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011732" calcext:value-type="float">
            <text:p>1 011 732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5935410" calcext:value-type="float">
            <text:p>5 935 410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729" calcext:value-type="float">
            <text:p>729</text:p>
          </table:table-cell>
          <table:table-cell table:style-name="ce11" office:value-type="float" office:value="32422250" calcext:value-type="float">
            <text:p>32 422 250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92" calcext:value-type="float">
            <text:p>592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27528990" calcext:value-type="float">
            <text:p>27 528 990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11" calcext:value-type="float">
            <text:p>511</text:p>
          </table:table-cell>
          <table:table-cell table:style-name="ce11" office:value-type="float" office:value="514" calcext:value-type="float">
            <text:p>514</text:p>
          </table:table-cell>
          <table:table-cell table:style-name="ce11" office:value-type="float" office:value="21581444" calcext:value-type="float">
            <text:p>21 581 444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29489925" calcext:value-type="float">
            <text:p>29 489 925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8996510" calcext:value-type="float">
            <text:p>8 996 510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61898" calcext:value-type="float">
            <text:p>361 898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869" calcext:value-type="float">
            <text:p>869</text:p>
          </table:table-cell>
          <table:table-cell table:style-name="ce11" office:value-type="float" office:value="861" calcext:value-type="float">
            <text:p>861</text:p>
          </table:table-cell>
          <table:table-cell table:style-name="ce11" office:value-type="float" office:value="39892332" calcext:value-type="float">
            <text:p>39 892 332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2055848" calcext:value-type="float">
            <text:p>2 055 848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958483" calcext:value-type="float">
            <text:p>958 483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774" calcext:value-type="float">
            <text:p>774</text:p>
          </table:table-cell>
          <table:table-cell table:style-name="ce11" office:value-type="float" office:value="26024137" calcext:value-type="float">
            <text:p>26 024 137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249" calcext:value-type="float">
            <text:p>249</text:p>
          </table:table-cell>
          <table:table-cell table:style-name="ce11" office:value-type="float" office:value="8077340" calcext:value-type="float">
            <text:p>8 077 340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264619" calcext:value-type="float">
            <text:p>264 619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8234872" calcext:value-type="float">
            <text:p>8 234 872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922338" calcext:value-type="float">
            <text:p>922 338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76717" calcext:value-type="float">
            <text:p>576 717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920733" calcext:value-type="float">
            <text:p>920 733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246" calcext:value-type="float">
            <text:p>2 246</text:p>
          </table:table-cell>
          <table:table-cell table:style-name="ce11" office:value-type="float" office:value="2273" calcext:value-type="float">
            <text:p>2 273</text:p>
          </table:table-cell>
          <table:table-cell table:style-name="ce11" office:value-type="float" office:value="105995089" calcext:value-type="float">
            <text:p>105 995 089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2186196" calcext:value-type="float">
            <text:p>2 186 196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6386378" calcext:value-type="float">
            <text:p>6 386 378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141" calcext:value-type="float">
            <text:p>1 141</text:p>
          </table:table-cell>
          <table:table-cell table:style-name="ce11" office:value-type="float" office:value="1083" calcext:value-type="float">
            <text:p>1 083</text:p>
          </table:table-cell>
          <table:table-cell table:style-name="ce11" office:value-type="float" office:value="37640211" calcext:value-type="float">
            <text:p>37 640 211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218" calcext:value-type="float">
            <text:p>1 218</text:p>
          </table:table-cell>
          <table:table-cell table:style-name="ce11" office:value-type="float" office:value="1181" calcext:value-type="float">
            <text:p>1 181</text:p>
          </table:table-cell>
          <table:table-cell table:style-name="ce11" office:value-type="float" office:value="42564765" calcext:value-type="float">
            <text:p>42 564 765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21782913" calcext:value-type="float">
            <text:p>21 782 913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2" calcext:value-type="float">
            <text:p>122</text:p>
          </table:table-cell>
          <table:table-cell table:number-columns-repeated="2" table:style-name="ce11" office:value-type="float" office:value="1183" calcext:value-type="float">
            <text:p>1 183</text:p>
          </table:table-cell>
          <table:table-cell table:style-name="ce11" office:value-type="float" office:value="52340744" calcext:value-type="float">
            <text:p>52 340 744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4409986" calcext:value-type="float">
            <text:p>4 409 986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2054726" calcext:value-type="float">
            <text:p>2 054 726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198" calcext:value-type="float">
            <text:p>198</text:p>
          </table:table-cell>
          <table:table-cell table:style-name="ce11" office:value-type="float" office:value="6642242" calcext:value-type="float">
            <text:p>6 642 242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035" calcext:value-type="float">
            <text:p>2 035</text:p>
          </table:table-cell>
          <table:table-cell table:style-name="ce11" office:value-type="float" office:value="1994" calcext:value-type="float">
            <text:p>1 994</text:p>
          </table:table-cell>
          <table:table-cell table:style-name="ce11" office:value-type="float" office:value="74131437" calcext:value-type="float">
            <text:p>74 131 437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3235611" calcext:value-type="float">
            <text:p>3 235 611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947" calcext:value-type="float">
            <text:p>1 947</text:p>
          </table:table-cell>
          <table:table-cell table:style-name="ce11" office:value-type="float" office:value="1948" calcext:value-type="float">
            <text:p>1 948</text:p>
          </table:table-cell>
          <table:table-cell table:style-name="ce11" office:value-type="float" office:value="97242100" calcext:value-type="float">
            <text:p>97 242 100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1670867" calcext:value-type="float">
            <text:p>1 670 867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703233" calcext:value-type="float">
            <text:p>1 703 233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272" calcext:value-type="float">
            <text:p>1 272</text:p>
          </table:table-cell>
          <table:table-cell table:style-name="ce11" office:value-type="float" office:value="1235" calcext:value-type="float">
            <text:p>1 235</text:p>
          </table:table-cell>
          <table:table-cell table:style-name="ce11" office:value-type="float" office:value="47820866" calcext:value-type="float">
            <text:p>47 820 866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2551" calcext:value-type="float">
            <text:p>2 551</text:p>
          </table:table-cell>
          <table:table-cell table:style-name="ce11" office:value-type="float" office:value="2499" calcext:value-type="float">
            <text:p>2 499</text:p>
          </table:table-cell>
          <table:table-cell table:style-name="ce11" office:value-type="float" office:value="117253159" calcext:value-type="float">
            <text:p>117 253 159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3297" calcext:value-type="float">
            <text:p>173 297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13666040" calcext:value-type="float">
            <text:p>13 666 040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939723" calcext:value-type="float">
            <text:p>939 723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4498435" calcext:value-type="float">
            <text:p>4 498 435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3342414" calcext:value-type="float">
            <text:p>3 342 414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1270" calcext:value-type="float">
            <text:p>1 270</text:p>
          </table:table-cell>
          <table:table-cell table:style-name="ce11" office:value-type="float" office:value="59707836" calcext:value-type="float">
            <text:p>59 707 836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925265" calcext:value-type="float">
            <text:p>925 265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2556659" calcext:value-type="float">
            <text:p>2 556 659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523" calcext:value-type="float">
            <text:p>523</text:p>
          </table:table-cell>
          <table:table-cell table:style-name="ce11" office:value-type="float" office:value="17473260" calcext:value-type="float">
            <text:p>17 473 260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5336317" calcext:value-type="float">
            <text:p>5 336 317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1476587" calcext:value-type="float">
            <text:p>1 476 587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488" calcext:value-type="float">
            <text:p>1 488</text:p>
          </table:table-cell>
          <table:table-cell table:style-name="ce11" office:value-type="float" office:value="1487" calcext:value-type="float">
            <text:p>1 487</text:p>
          </table:table-cell>
          <table:table-cell table:style-name="ce11" office:value-type="float" office:value="67102081" calcext:value-type="float">
            <text:p>67 102 081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3479429" calcext:value-type="float">
            <text:p>3 479 429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3845931" calcext:value-type="float">
            <text:p>3 845 931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9656010" calcext:value-type="float">
            <text:p>9 656 010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4741504" calcext:value-type="float">
            <text:p>4 741 504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3400318" calcext:value-type="float">
            <text:p>3 400 318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402" calcext:value-type="float">
            <text:p>402</text:p>
          </table:table-cell>
          <table:table-cell table:style-name="ce11" office:value-type="float" office:value="396" calcext:value-type="float">
            <text:p>396</text:p>
          </table:table-cell>
          <table:table-cell table:style-name="ce11" office:value-type="float" office:value="16829235" calcext:value-type="float">
            <text:p>16 829 235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437" calcext:value-type="float">
            <text:p>437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7975254" calcext:value-type="float">
            <text:p>17 975 254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646027" calcext:value-type="float">
            <text:p>646 027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2366" calcext:value-type="float">
            <text:p>2 366</text:p>
          </table:table-cell>
          <table:table-cell table:style-name="ce11" office:value-type="float" office:value="2349" calcext:value-type="float">
            <text:p>2 349</text:p>
          </table:table-cell>
          <table:table-cell table:style-name="ce11" office:value-type="float" office:value="110908980" calcext:value-type="float">
            <text:p>110 908 980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3890405" calcext:value-type="float">
            <text:p>3 890 405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4049791" calcext:value-type="float">
            <text:p>4 049 791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1261" calcext:value-type="float">
            <text:p>1 261</text:p>
          </table:table-cell>
          <table:table-cell table:style-name="ce11" office:value-type="float" office:value="1301" calcext:value-type="float">
            <text:p>1 301</text:p>
          </table:table-cell>
          <table:table-cell table:style-name="ce11" office:value-type="float" office:value="43288401" calcext:value-type="float">
            <text:p>43 288 401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12509616" calcext:value-type="float">
            <text:p>12 509 616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006856" calcext:value-type="float">
            <text:p>4 006 856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3287" calcext:value-type="float">
            <text:p>3 287</text:p>
          </table:table-cell>
          <table:table-cell table:style-name="ce11" office:value-type="float" office:value="3239" calcext:value-type="float">
            <text:p>3 239</text:p>
          </table:table-cell>
          <table:table-cell table:style-name="ce11" office:value-type="float" office:value="159221423" calcext:value-type="float">
            <text:p>159 221 423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6599855" calcext:value-type="float">
            <text:p>6 599 855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2" table:style-name="ce11" office:value-type="float" office:value="399" calcext:value-type="float">
            <text:p>399</text:p>
          </table:table-cell>
          <table:table-cell table:style-name="ce11" office:value-type="float" office:value="15857405" calcext:value-type="float">
            <text:p>15 857 405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3812370" calcext:value-type="float">
            <text:p>3 812 370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632" calcext:value-type="float">
            <text:p>632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float" office:value="26790625" calcext:value-type="float">
            <text:p>26 790 625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59949" calcext:value-type="float">
            <text:p>259 949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780149" calcext:value-type="float">
            <text:p>3 780 149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4526330" calcext:value-type="float">
            <text:p>4 526 330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3894409" calcext:value-type="float">
            <text:p>3 894 409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1" office:value-type="float" office:value="381072" calcext:value-type="float">
            <text:p>381 072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21" calcext:value-type="float">
            <text:p>521</text:p>
          </table:table-cell>
          <table:table-cell table:style-name="ce11" office:value-type="float" office:value="4917" calcext:value-type="float">
            <text:p>4 917</text:p>
          </table:table-cell>
          <table:table-cell table:style-name="ce11" office:value-type="float" office:value="4810" calcext:value-type="float">
            <text:p>4 810</text:p>
          </table:table-cell>
          <table:table-cell table:style-name="ce11" office:value-type="float" office:value="236511105" calcext:value-type="float">
            <text:p>236 511 105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23714185" calcext:value-type="float">
            <text:p>23 714 185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6" calcext:value-type="float">
            <text:p>7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652" calcext:value-type="float">
            <text:p>652</text:p>
          </table:table-cell>
          <table:table-cell table:style-name="ce11" office:value-type="float" office:value="576" calcext:value-type="float">
            <text:p>576</text:p>
          </table:table-cell>
          <table:table-cell table:style-name="ce11" office:value-type="float" office:value="22825915" calcext:value-type="float">
            <text:p>22 825 915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734" calcext:value-type="float">
            <text:p>734</text:p>
          </table:table-cell>
          <table:table-cell table:style-name="ce11" office:value-type="float" office:value="698" calcext:value-type="float">
            <text:p>698</text:p>
          </table:table-cell>
          <table:table-cell table:style-name="ce11" office:value-type="float" office:value="35774520" calcext:value-type="float">
            <text:p>35 774 520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163" calcext:value-type="float">
            <text:p>1 163</text:p>
          </table:table-cell>
          <table:table-cell table:style-name="ce11" office:value-type="float" office:value="1141" calcext:value-type="float">
            <text:p>1 141</text:p>
          </table:table-cell>
          <table:table-cell table:style-name="ce11" office:value-type="float" office:value="51760732" calcext:value-type="float">
            <text:p>51 760 732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113179" calcext:value-type="float">
            <text:p>2 113 179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11654225" calcext:value-type="float">
            <text:p>11 654 225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32190249" calcext:value-type="float">
            <text:p>32 190 249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29964976" calcext:value-type="float">
            <text:p>29 964 976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4144799" calcext:value-type="float">
            <text:p>4 144 799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127331" calcext:value-type="float">
            <text:p>1 127 331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5697220" calcext:value-type="float">
            <text:p>5 697 220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729971" calcext:value-type="float">
            <text:p>1 729 971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2224776" calcext:value-type="float">
            <text:p>2 224 776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6" calcext:value-type="float">
            <text:p>326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2590" calcext:value-type="float">
            <text:p>2 590</text:p>
          </table:table-cell>
          <table:table-cell table:style-name="ce11" office:value-type="float" office:value="121004170" calcext:value-type="float">
            <text:p>121 004 170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879033" calcext:value-type="float">
            <text:p>1 879 033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5092158" calcext:value-type="float">
            <text:p>5 092 158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26" calcext:value-type="float">
            <text:p>426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15518011" calcext:value-type="float">
            <text:p>15 518 011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17" calcext:value-type="float">
            <text:p>1 217</text:p>
          </table:table-cell>
          <table:table-cell table:style-name="ce11" office:value-type="float" office:value="1117" calcext:value-type="float">
            <text:p>1 117</text:p>
          </table:table-cell>
          <table:table-cell table:style-name="ce11" office:value-type="float" office:value="40048449" calcext:value-type="float">
            <text:p>40 048 449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6862606" calcext:value-type="float">
            <text:p>6 862 606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2278" calcext:value-type="float">
            <text:p>2 278</text:p>
          </table:table-cell>
          <table:table-cell table:style-name="ce11" office:value-type="float" office:value="2280" calcext:value-type="float">
            <text:p>2 280</text:p>
          </table:table-cell>
          <table:table-cell table:style-name="ce11" office:value-type="float" office:value="111327121" calcext:value-type="float">
            <text:p>111 327 121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7115934" calcext:value-type="float">
            <text:p>7 115 934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453" calcext:value-type="float">
            <text:p>453</text:p>
          </table:table-cell>
          <table:table-cell table:style-name="ce11" office:value-type="float" office:value="14202582" calcext:value-type="float">
            <text:p>14 202 582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5446417" calcext:value-type="float">
            <text:p>5 446 417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13380300" calcext:value-type="float">
            <text:p>13 380 300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3565845" calcext:value-type="float">
            <text:p>3 565 845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1674" calcext:value-type="float">
            <text:p>1 674</text:p>
          </table:table-cell>
          <table:table-cell table:style-name="ce11" office:value-type="float" office:value="79382157" calcext:value-type="float">
            <text:p>79 382 157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4572624" calcext:value-type="float">
            <text:p>4 572 624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1488589" calcext:value-type="float">
            <text:p>1 488 589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14442584" calcext:value-type="float">
            <text:p>14 442 584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980" calcext:value-type="float">
            <text:p>980</text:p>
          </table:table-cell>
          <table:table-cell table:style-name="ce11" office:value-type="float" office:value="983" calcext:value-type="float">
            <text:p>983</text:p>
          </table:table-cell>
          <table:table-cell table:style-name="ce11" office:value-type="float" office:value="34990513" calcext:value-type="float">
            <text:p>34 990 513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7794969" calcext:value-type="float">
            <text:p>7 794 969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576" calcext:value-type="float">
            <text:p>576</text:p>
          </table:table-cell>
          <table:table-cell table:style-name="ce11" office:value-type="float" office:value="25942311" calcext:value-type="float">
            <text:p>25 942 311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729861" calcext:value-type="float">
            <text:p>1 729 861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2051007" calcext:value-type="float">
            <text:p>2 051 007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2465673" calcext:value-type="float">
            <text:p>2 465 673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1625" calcext:value-type="float">
            <text:p>1 625</text:p>
          </table:table-cell>
          <table:table-cell table:style-name="ce11" office:value-type="float" office:value="1606" calcext:value-type="float">
            <text:p>1 606</text:p>
          </table:table-cell>
          <table:table-cell table:style-name="ce11" office:value-type="float" office:value="74393063" calcext:value-type="float">
            <text:p>74 393 063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4481681" calcext:value-type="float">
            <text:p>4 481 681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391" calcext:value-type="float">
            <text:p>391</text:p>
          </table:table-cell>
          <table:table-cell table:style-name="ce11" office:value-type="float" office:value="12233238" calcext:value-type="float">
            <text:p>12 233 238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514" calcext:value-type="float">
            <text:p>514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17449063" calcext:value-type="float">
            <text:p>17 449 063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4467" calcext:value-type="float">
            <text:p>4 467</text:p>
          </table:table-cell>
          <table:table-cell table:style-name="ce11" office:value-type="float" office:value="4424" calcext:value-type="float">
            <text:p>4 424</text:p>
          </table:table-cell>
          <table:table-cell table:style-name="ce11" office:value-type="float" office:value="233078488" calcext:value-type="float">
            <text:p>233 078 488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2394855" calcext:value-type="float">
            <text:p>2 394 855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5575028" calcext:value-type="float">
            <text:p>5 575 028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59" calcext:value-type="float">
            <text:p>359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12465518" calcext:value-type="float">
            <text:p>12 465 518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003" calcext:value-type="float">
            <text:p>1 00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33302316" calcext:value-type="float">
            <text:p>33 302 316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47" calcext:value-type="float">
            <text:p>447</text:p>
          </table:table-cell>
          <table:table-cell table:style-name="ce11" office:value-type="float" office:value="401" calcext:value-type="float">
            <text:p>401</text:p>
          </table:table-cell>
          <table:table-cell table:style-name="ce11" office:value-type="float" office:value="10971685" calcext:value-type="float">
            <text:p>10 971 685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2131" calcext:value-type="float">
            <text:p>2 131</text:p>
          </table:table-cell>
          <table:table-cell table:style-name="ce11" office:value-type="float" office:value="2094" calcext:value-type="float">
            <text:p>2 094</text:p>
          </table:table-cell>
          <table:table-cell table:style-name="ce11" office:value-type="float" office:value="102209387" calcext:value-type="float">
            <text:p>102 209 387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3909490" calcext:value-type="float">
            <text:p>3 909 490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78" calcext:value-type="float">
            <text:p>978</text:p>
          </table:table-cell>
          <table:table-cell table:style-name="ce11" office:value-type="float" office:value="36378031" calcext:value-type="float">
            <text:p>36 378 031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679" calcext:value-type="float">
            <text:p>679</text:p>
          </table:table-cell>
          <table:table-cell table:style-name="ce11" office:value-type="float" office:value="25204509" calcext:value-type="float">
            <text:p>25 204 509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919" calcext:value-type="float">
            <text:p>4 919</text:p>
          </table:table-cell>
          <table:table-cell table:style-name="ce11" office:value-type="float" office:value="4870" calcext:value-type="float">
            <text:p>4 870</text:p>
          </table:table-cell>
          <table:table-cell table:style-name="ce11" office:value-type="float" office:value="245399656" calcext:value-type="float">
            <text:p>245 399 656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3634450" calcext:value-type="float">
            <text:p>3 634 450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88" calcext:value-type="float">
            <text:p>488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17031472" calcext:value-type="float">
            <text:p>17 031 472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5" calcext:value-type="float">
            <text:p>295</text:p>
          </table:table-cell>
          <table:table-cell table:style-name="ce11" office:value-type="float" office:value="9751911" calcext:value-type="float">
            <text:p>9 751 911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447" calcext:value-type="float">
            <text:p>447</text:p>
          </table:table-cell>
          <table:table-cell table:style-name="ce11" office:value-type="float" office:value="16138006" calcext:value-type="float">
            <text:p>16 138 006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1" calcext:value-type="float">
            <text:p>851</text:p>
          </table:table-cell>
          <table:table-cell table:style-name="ce11" office:value-type="float" office:value="738" calcext:value-type="float">
            <text:p>738</text:p>
          </table:table-cell>
          <table:table-cell table:style-name="ce11" office:value-type="float" office:value="27945220" calcext:value-type="float">
            <text:p>27 945 220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02" calcext:value-type="float">
            <text:p>502</text:p>
          </table:table-cell>
          <table:table-cell table:style-name="ce11" office:value-type="float" office:value="497" calcext:value-type="float">
            <text:p>497</text:p>
          </table:table-cell>
          <table:table-cell table:style-name="ce11" office:value-type="float" office:value="21969022" calcext:value-type="float">
            <text:p>21 969 022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9675116" calcext:value-type="float">
            <text:p>9 675 116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2871593" calcext:value-type="float">
            <text:p>2 871 593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78780" calcext:value-type="float">
            <text:p>278 780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122" calcext:value-type="float">
            <text:p>1 122</text:p>
          </table:table-cell>
          <table:table-cell table:style-name="ce11" office:value-type="float" office:value="1107" calcext:value-type="float">
            <text:p>1 107</text:p>
          </table:table-cell>
          <table:table-cell table:style-name="ce11" office:value-type="float" office:value="51511734" calcext:value-type="float">
            <text:p>51 511 734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3578993" calcext:value-type="float">
            <text:p>3 578 993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2314686" calcext:value-type="float">
            <text:p>2 314 686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12169325" calcext:value-type="float">
            <text:p>12 169 325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92" calcext:value-type="float">
            <text:p>492</text:p>
          </table:table-cell>
          <table:table-cell table:style-name="ce11" office:value-type="float" office:value="497" calcext:value-type="float">
            <text:p>497</text:p>
          </table:table-cell>
          <table:table-cell table:style-name="ce11" office:value-type="float" office:value="16980472" calcext:value-type="float">
            <text:p>16 980 472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693521" calcext:value-type="float">
            <text:p>693 521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444" calcext:value-type="float">
            <text:p>1 444</text:p>
          </table:table-cell>
          <table:table-cell table:style-name="ce11" office:value-type="float" office:value="1458" calcext:value-type="float">
            <text:p>1 458</text:p>
          </table:table-cell>
          <table:table-cell table:style-name="ce11" office:value-type="float" office:value="64990043" calcext:value-type="float">
            <text:p>64 990 043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3033460" calcext:value-type="float">
            <text:p>3 033 460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2770468" calcext:value-type="float">
            <text:p>2 770 468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23190526" calcext:value-type="float">
            <text:p>23 190 526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9075158" calcext:value-type="float">
            <text:p>9 075 158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441325" calcext:value-type="float">
            <text:p>3 441 325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1387" calcext:value-type="float">
            <text:p>1 387</text:p>
          </table:table-cell>
          <table:table-cell table:style-name="ce11" office:value-type="float" office:value="1366" calcext:value-type="float">
            <text:p>1 366</text:p>
          </table:table-cell>
          <table:table-cell table:style-name="ce11" office:value-type="float" office:value="63702162" calcext:value-type="float">
            <text:p>63 702 162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278837" calcext:value-type="float">
            <text:p>1 278 837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961328" calcext:value-type="float">
            <text:p>1 961 328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6361824" calcext:value-type="float">
            <text:p>6 361 824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713" calcext:value-type="float">
            <text:p>713</text:p>
          </table:table-cell>
          <table:table-cell table:style-name="ce11" office:value-type="float" office:value="652" calcext:value-type="float">
            <text:p>652</text:p>
          </table:table-cell>
          <table:table-cell table:style-name="ce11" office:value-type="float" office:value="19973748" calcext:value-type="float">
            <text:p>19 973 748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office:value-type="float" office:value="9235099" calcext:value-type="float">
            <text:p>9 235 099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2404" calcext:value-type="float">
            <text:p>2 404</text:p>
          </table:table-cell>
          <table:table-cell table:style-name="ce11" office:value-type="float" office:value="2437" calcext:value-type="float">
            <text:p>2 437</text:p>
          </table:table-cell>
          <table:table-cell table:style-name="ce11" office:value-type="float" office:value="113016000" calcext:value-type="float">
            <text:p>113 016 000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920408" calcext:value-type="float">
            <text:p>7 920 408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11243583" calcext:value-type="float">
            <text:p>11 243 583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6516887" calcext:value-type="float">
            <text:p>6 516 887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12030" calcext:value-type="float">
            <text:p>12 030</text:p>
          </table:table-cell>
          <table:table-cell table:style-name="ce11" office:value-type="float" office:value="11832" calcext:value-type="float">
            <text:p>11 832</text:p>
          </table:table-cell>
          <table:table-cell table:style-name="ce11" office:value-type="float" office:value="762745334" calcext:value-type="float">
            <text:p>762 745 334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645" calcext:value-type="float">
            <text:p>645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25023686" calcext:value-type="float">
            <text:p>25 023 686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433" calcext:value-type="float">
            <text:p>433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24221247" calcext:value-type="float">
            <text:p>24 221 247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417" calcext:value-type="float">
            <text:p>417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2264" calcext:value-type="float">
            <text:p>2 264</text:p>
          </table:table-cell>
          <table:table-cell table:style-name="ce11" office:value-type="float" office:value="1895" calcext:value-type="float">
            <text:p>1 895</text:p>
          </table:table-cell>
          <table:table-cell table:style-name="ce11" office:value-type="float" office:value="72937377" calcext:value-type="float">
            <text:p>72 937 377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2486" calcext:value-type="float">
            <text:p>2 486</text:p>
          </table:table-cell>
          <table:table-cell table:style-name="ce11" office:value-type="float" office:value="2557" calcext:value-type="float">
            <text:p>2 557</text:p>
          </table:table-cell>
          <table:table-cell table:style-name="ce11" office:value-type="float" office:value="124854661" calcext:value-type="float">
            <text:p>124 854 661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2377789" calcext:value-type="float">
            <text:p>2 377 789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12501928" calcext:value-type="float">
            <text:p>12 501 928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83" calcext:value-type="float">
            <text:p>683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23905507" calcext:value-type="float">
            <text:p>23 905 507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723" calcext:value-type="float">
            <text:p>723</text:p>
          </table:table-cell>
          <table:table-cell table:style-name="ce11" office:value-type="float" office:value="679" calcext:value-type="float">
            <text:p>679</text:p>
          </table:table-cell>
          <table:table-cell table:style-name="ce11" office:value-type="float" office:value="24382124" calcext:value-type="float">
            <text:p>24 382 124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11482592" calcext:value-type="float">
            <text:p>11 482 592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2292" calcext:value-type="float">
            <text:p>2 292</text:p>
          </table:table-cell>
          <table:table-cell table:style-name="ce11" office:value-type="float" office:value="2275" calcext:value-type="float">
            <text:p>2 275</text:p>
          </table:table-cell>
          <table:table-cell table:style-name="ce11" office:value-type="float" office:value="106408964" calcext:value-type="float">
            <text:p>106 408 964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3162147" calcext:value-type="float">
            <text:p>3 162 147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564" calcext:value-type="float">
            <text:p>564</text:p>
          </table:table-cell>
          <table:table-cell table:style-name="ce11" office:value-type="float" office:value="552" calcext:value-type="float">
            <text:p>552</text:p>
          </table:table-cell>
          <table:table-cell table:style-name="ce11" office:value-type="float" office:value="20945133" calcext:value-type="float">
            <text:p>20 945 133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56" calcext:value-type="float">
            <text:p>356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10623892" calcext:value-type="float">
            <text:p>10 623 892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1645" calcext:value-type="float">
            <text:p>1 645</text:p>
          </table:table-cell>
          <table:table-cell table:style-name="ce11" office:value-type="float" office:value="1641" calcext:value-type="float">
            <text:p>1 641</text:p>
          </table:table-cell>
          <table:table-cell table:style-name="ce11" office:value-type="float" office:value="82251041" calcext:value-type="float">
            <text:p>82 251 041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6550722" calcext:value-type="float">
            <text:p>6 550 722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6588407" calcext:value-type="float">
            <text:p>6 588 407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7258705" calcext:value-type="float">
            <text:p>7 258 705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937" calcext:value-type="float">
            <text:p>937</text:p>
          </table:table-cell>
          <table:table-cell table:style-name="ce11" office:value-type="float" office:value="935" calcext:value-type="float">
            <text:p>935</text:p>
          </table:table-cell>
          <table:table-cell table:style-name="ce11" office:value-type="float" office:value="41226175" calcext:value-type="float">
            <text:p>41 226 175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401824" calcext:value-type="float">
            <text:p>401 824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8946086" calcext:value-type="float">
            <text:p>8 946 086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13" calcext:value-type="float">
            <text:p>513</text:p>
          </table:table-cell>
          <table:table-cell table:style-name="ce11" office:value-type="float" office:value="511" calcext:value-type="float">
            <text:p>511</text:p>
          </table:table-cell>
          <table:table-cell table:style-name="ce11" office:value-type="float" office:value="16454498" calcext:value-type="float">
            <text:p>16 454 498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367" calcext:value-type="float">
            <text:p>1 367</text:p>
          </table:table-cell>
          <table:table-cell table:style-name="ce11" office:value-type="float" office:value="1323" calcext:value-type="float">
            <text:p>1 323</text:p>
          </table:table-cell>
          <table:table-cell table:style-name="ce11" office:value-type="float" office:value="38514288" calcext:value-type="float">
            <text:p>38 514 288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2244062" calcext:value-type="float">
            <text:p>2 244 062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1813" calcext:value-type="float">
            <text:p>1 813</text:p>
          </table:table-cell>
          <table:table-cell table:style-name="ce11" office:value-type="float" office:value="1780" calcext:value-type="float">
            <text:p>1 780</text:p>
          </table:table-cell>
          <table:table-cell table:style-name="ce11" office:value-type="float" office:value="81194163" calcext:value-type="float">
            <text:p>81 194 163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760230" calcext:value-type="float">
            <text:p>760 230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597277" calcext:value-type="float">
            <text:p>597 277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float" office:value="595" calcext:value-type="float">
            <text:p>595</text:p>
          </table:table-cell>
          <table:table-cell table:style-name="ce11" office:value-type="float" office:value="22476877" calcext:value-type="float">
            <text:p>22 476 877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50" calcext:value-type="float">
            <text:p>550</text:p>
          </table:table-cell>
          <table:table-cell table:style-name="ce11" office:value-type="float" office:value="467" calcext:value-type="float">
            <text:p>467</text:p>
          </table:table-cell>
          <table:table-cell table:style-name="ce11" office:value-type="float" office:value="16664401" calcext:value-type="float">
            <text:p>16 664 401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725992" calcext:value-type="float">
            <text:p>725 992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162" calcext:value-type="float">
            <text:p>1 162</text:p>
          </table:table-cell>
          <table:table-cell table:style-name="ce11" office:value-type="float" office:value="1176" calcext:value-type="float">
            <text:p>1 176</text:p>
          </table:table-cell>
          <table:table-cell table:style-name="ce11" office:value-type="float" office:value="51525719" calcext:value-type="float">
            <text:p>51 525 719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7926577" calcext:value-type="float">
            <text:p>7 926 577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801353" calcext:value-type="float">
            <text:p>1 801 353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6746662" calcext:value-type="float">
            <text:p>6 746 662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97" calcext:value-type="float">
            <text:p>497</text:p>
          </table:table-cell>
          <table:table-cell table:style-name="ce11" office:value-type="float" office:value="541" calcext:value-type="float">
            <text:p>541</text:p>
          </table:table-cell>
          <table:table-cell table:style-name="ce11" office:value-type="float" office:value="16375312" calcext:value-type="float">
            <text:p>16 375 312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2255999" calcext:value-type="float">
            <text:p>2 255 999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685" calcext:value-type="float">
            <text:p>685</text:p>
          </table:table-cell>
          <table:table-cell table:style-name="ce11" office:value-type="float" office:value="668" calcext:value-type="float">
            <text:p>668</text:p>
          </table:table-cell>
          <table:table-cell table:style-name="ce11" office:value-type="float" office:value="29506422" calcext:value-type="float">
            <text:p>29 506 422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001702" calcext:value-type="float">
            <text:p>1 001 702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97770" calcext:value-type="float">
            <text:p>197 770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45" calcext:value-type="float">
            <text:p>545</text:p>
          </table:table-cell>
          <table:table-cell table:style-name="ce11" office:value-type="float" office:value="17104625" calcext:value-type="float">
            <text:p>17 104 625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1768438" calcext:value-type="float">
            <text:p>1 768 438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3510427" calcext:value-type="float">
            <text:p>3 510 427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2128" calcext:value-type="float">
            <text:p>2 128</text:p>
          </table:table-cell>
          <table:table-cell table:style-name="ce11" office:value-type="float" office:value="2103" calcext:value-type="float">
            <text:p>2 103</text:p>
          </table:table-cell>
          <table:table-cell table:style-name="ce11" office:value-type="float" office:value="96124387" calcext:value-type="float">
            <text:p>96 124 387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84713" calcext:value-type="float">
            <text:p>284 713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2784969" calcext:value-type="float">
            <text:p>2 784 969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6272115" calcext:value-type="float">
            <text:p>6 272 115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405" calcext:value-type="float">
            <text:p>405</text:p>
          </table:table-cell>
          <table:table-cell table:style-name="ce11" office:value-type="float" office:value="415" calcext:value-type="float">
            <text:p>415</text:p>
          </table:table-cell>
          <table:table-cell table:style-name="ce11" office:value-type="float" office:value="15466121" calcext:value-type="float">
            <text:p>15 466 121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223660" calcext:value-type="float">
            <text:p>1 223 660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130" calcext:value-type="float">
            <text:p>1 130</text:p>
          </table:table-cell>
          <table:table-cell table:style-name="ce11" office:value-type="float" office:value="1100" calcext:value-type="float">
            <text:p>1 100</text:p>
          </table:table-cell>
          <table:table-cell table:style-name="ce11" office:value-type="float" office:value="50115376" calcext:value-type="float">
            <text:p>50 115 376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995237" calcext:value-type="float">
            <text:p>995 237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414" calcext:value-type="float">
            <text:p>414</text:p>
          </table:table-cell>
          <table:table-cell table:style-name="ce11" office:value-type="float" office:value="15917345" calcext:value-type="float">
            <text:p>15 917 345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923" calcext:value-type="float">
            <text:p>923</text:p>
          </table:table-cell>
          <table:table-cell table:style-name="ce11" office:value-type="float" office:value="968" calcext:value-type="float">
            <text:p>968</text:p>
          </table:table-cell>
          <table:table-cell table:style-name="ce11" office:value-type="float" office:value="34814167" calcext:value-type="float">
            <text:p>34 814 167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70" calcext:value-type="float">
            <text:p>570</text:p>
          </table:table-cell>
          <table:table-cell table:style-name="ce11" office:value-type="float" office:value="575" calcext:value-type="float">
            <text:p>575</text:p>
          </table:table-cell>
          <table:table-cell table:style-name="ce11" office:value-type="float" office:value="21338486" calcext:value-type="float">
            <text:p>21 338 486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15585" calcext:value-type="float">
            <text:p>2 415 585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9" calcext:value-type="float">
            <text:p>249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2289" calcext:value-type="float">
            <text:p>2 289</text:p>
          </table:table-cell>
          <table:table-cell table:style-name="ce11" office:value-type="float" office:value="104432216" calcext:value-type="float">
            <text:p>104 432 216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6802188" calcext:value-type="float">
            <text:p>6 802 188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7853487" calcext:value-type="float">
            <text:p>7 853 487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876" calcext:value-type="float">
            <text:p>1 876</text:p>
          </table:table-cell>
          <table:table-cell table:style-name="ce11" office:value-type="float" office:value="1838" calcext:value-type="float">
            <text:p>1 838</text:p>
          </table:table-cell>
          <table:table-cell table:style-name="ce11" office:value-type="float" office:value="62321950" calcext:value-type="float">
            <text:p>62 321 950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866" calcext:value-type="float">
            <text:p>866</text:p>
          </table:table-cell>
          <table:table-cell table:style-name="ce11" office:value-type="float" office:value="839" calcext:value-type="float">
            <text:p>839</text:p>
          </table:table-cell>
          <table:table-cell table:style-name="ce11" office:value-type="float" office:value="30231271" calcext:value-type="float">
            <text:p>30 231 271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7092381" calcext:value-type="float">
            <text:p>7 092 381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1249" calcext:value-type="float">
            <text:p>1 249</text:p>
          </table:table-cell>
          <table:table-cell table:style-name="ce11" office:value-type="float" office:value="1263" calcext:value-type="float">
            <text:p>1 263</text:p>
          </table:table-cell>
          <table:table-cell table:style-name="ce11" office:value-type="float" office:value="58090889" calcext:value-type="float">
            <text:p>58 090 889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3220930" calcext:value-type="float">
            <text:p>3 220 930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 table:style-name="ce11" office:value-type="float" office:value="153" calcext:value-type="float">
            <text:p>153</text:p>
          </table:table-cell>
          <table:table-cell table:style-name="ce11" office:value-type="float" office:value="4554436" calcext:value-type="float">
            <text:p>4 554 436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737" calcext:value-type="float">
            <text:p>737</text:p>
          </table:table-cell>
          <table:table-cell table:style-name="ce11" office:value-type="float" office:value="738" calcext:value-type="float">
            <text:p>738</text:p>
          </table:table-cell>
          <table:table-cell table:style-name="ce11" office:value-type="float" office:value="21774523" calcext:value-type="float">
            <text:p>21 774 523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295" calcext:value-type="float">
            <text:p>295</text:p>
          </table:table-cell>
          <table:table-cell table:style-name="ce11" office:value-type="float" office:value="8850432" calcext:value-type="float">
            <text:p>8 850 432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226" calcext:value-type="float">
            <text:p>226</text:p>
          </table:table-cell>
          <table:table-cell table:style-name="ce11" office:value-type="float" office:value="7913092" calcext:value-type="float">
            <text:p>7 913 092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1271" calcext:value-type="float">
            <text:p>1 271</text:p>
          </table:table-cell>
          <table:table-cell table:style-name="ce11" office:value-type="float" office:value="1248" calcext:value-type="float">
            <text:p>1 248</text:p>
          </table:table-cell>
          <table:table-cell table:style-name="ce11" office:value-type="float" office:value="58163401" calcext:value-type="float">
            <text:p>58 163 401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3633607" calcext:value-type="float">
            <text:p>3 633 607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2428393" calcext:value-type="float">
            <text:p>2 428 393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830" calcext:value-type="float">
            <text:p>830</text:p>
          </table:table-cell>
          <table:table-cell table:style-name="ce11" office:value-type="float" office:value="789" calcext:value-type="float">
            <text:p>789</text:p>
          </table:table-cell>
          <table:table-cell table:style-name="ce11" office:value-type="float" office:value="21124101" calcext:value-type="float">
            <text:p>21 124 101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585" calcext:value-type="float">
            <text:p>585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18414942" calcext:value-type="float">
            <text:p>18 414 942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3679876" calcext:value-type="float">
            <text:p>3 679 876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841" calcext:value-type="float">
            <text:p>841</text:p>
          </table:table-cell>
          <table:table-cell table:style-name="ce11" office:value-type="float" office:value="826" calcext:value-type="float">
            <text:p>826</text:p>
          </table:table-cell>
          <table:table-cell table:style-name="ce11" office:value-type="float" office:value="35729590" calcext:value-type="float">
            <text:p>35 729 590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3540378" calcext:value-type="float">
            <text:p>3 540 378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2040017" calcext:value-type="float">
            <text:p>2 040 017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9819335" calcext:value-type="float">
            <text:p>9 819 335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71" calcext:value-type="float">
            <text:p>571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870" calcext:value-type="float">
            <text:p>870</text:p>
          </table:table-cell>
          <table:table-cell table:style-name="ce11" office:value-type="float" office:value="858" calcext:value-type="float">
            <text:p>858</text:p>
          </table:table-cell>
          <table:table-cell table:style-name="ce11" office:value-type="float" office:value="38993508" calcext:value-type="float">
            <text:p>38 993 508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2697150" calcext:value-type="float">
            <text:p>2 697 150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12934053" calcext:value-type="float">
            <text:p>12 934 053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06" calcext:value-type="float">
            <text:p>606</text:p>
          </table:table-cell>
          <table:table-cell table:style-name="ce11" office:value-type="float" office:value="596" calcext:value-type="float">
            <text:p>596</text:p>
          </table:table-cell>
          <table:table-cell table:style-name="ce11" office:value-type="float" office:value="19165531" calcext:value-type="float">
            <text:p>19 165 531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337" calcext:value-type="float">
            <text:p>337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15556198" calcext:value-type="float">
            <text:p>15 556 198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079" calcext:value-type="float">
            <text:p>1 079</text:p>
          </table:table-cell>
          <table:table-cell table:style-name="ce11" office:value-type="float" office:value="1081" calcext:value-type="float">
            <text:p>1 081</text:p>
          </table:table-cell>
          <table:table-cell table:style-name="ce11" office:value-type="float" office:value="53440442" calcext:value-type="float">
            <text:p>53 440 442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10290046" calcext:value-type="float">
            <text:p>10 290 046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94" calcext:value-type="float">
            <text:p>194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8010170" calcext:value-type="float">
            <text:p>8 010 170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30647185" calcext:value-type="float">
            <text:p>30 647 185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2346" calcext:value-type="float">
            <text:p>2 346</text:p>
          </table:table-cell>
          <table:table-cell table:style-name="ce11" office:value-type="float" office:value="2412" calcext:value-type="float">
            <text:p>2 412</text:p>
          </table:table-cell>
          <table:table-cell table:style-name="ce11" office:value-type="float" office:value="130048354" calcext:value-type="float">
            <text:p>130 048 354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7723559" calcext:value-type="float">
            <text:p>7 723 559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414" calcext:value-type="float">
            <text:p>414</text:p>
          </table:table-cell>
          <table:table-cell table:style-name="ce11" office:value-type="float" office:value="407" calcext:value-type="float">
            <text:p>407</text:p>
          </table:table-cell>
          <table:table-cell table:style-name="ce11" office:value-type="float" office:value="24564636" calcext:value-type="float">
            <text:p>24 564 636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7983293" calcext:value-type="float">
            <text:p>7 983 293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7844779" calcext:value-type="float">
            <text:p>7 844 779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685" calcext:value-type="float">
            <text:p>685</text:p>
          </table:table-cell>
          <table:table-cell table:style-name="ce11" office:value-type="float" office:value="32339486" calcext:value-type="float">
            <text:p>32 339 486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6838368" calcext:value-type="float">
            <text:p>6 838 368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3967745" calcext:value-type="float">
            <text:p>3 967 745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83" calcext:value-type="float">
            <text:p>783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29408696" calcext:value-type="float">
            <text:p>29 408 696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3724333" calcext:value-type="float">
            <text:p>3 724 333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189" calcext:value-type="float">
            <text:p>1 189</text:p>
          </table:table-cell>
          <table:table-cell table:style-name="ce11" office:value-type="float" office:value="1217" calcext:value-type="float">
            <text:p>1 217</text:p>
          </table:table-cell>
          <table:table-cell table:style-name="ce11" office:value-type="float" office:value="59013033" calcext:value-type="float">
            <text:p>59 013 033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2989500" calcext:value-type="float">
            <text:p>2 989 500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57" calcext:value-type="float">
            <text:p>1 757</text:p>
          </table:table-cell>
          <table:table-cell table:style-name="ce11" office:value-type="float" office:value="1719" calcext:value-type="float">
            <text:p>1 719</text:p>
          </table:table-cell>
          <table:table-cell table:style-name="ce11" office:value-type="float" office:value="90716705" calcext:value-type="float">
            <text:p>90 716 705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13448611" calcext:value-type="float">
            <text:p>13 448 611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3954834" calcext:value-type="float">
            <text:p>3 954 834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office:value-type="float" office:value="628" calcext:value-type="float">
            <text:p>628</text:p>
          </table:table-cell>
          <table:table-cell table:style-name="ce11" office:value-type="float" office:value="31917997" calcext:value-type="float">
            <text:p>31 917 997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 table:style-name="ce11" office:value-type="float" office:value="58" calcext:value-type="float">
            <text:p>58</text:p>
          </table:table-cell>
          <table:table-cell table:style-name="ce11" office:value-type="float" office:value="2025933" calcext:value-type="float">
            <text:p>2 025 933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23" calcext:value-type="float">
            <text:p>923</text:p>
          </table:table-cell>
          <table:table-cell table:style-name="ce11" office:value-type="float" office:value="933" calcext:value-type="float">
            <text:p>933</text:p>
          </table:table-cell>
          <table:table-cell table:style-name="ce11" office:value-type="float" office:value="53339669" calcext:value-type="float">
            <text:p>53 339 669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683905" calcext:value-type="float">
            <text:p>1 683 905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235017" calcext:value-type="float">
            <text:p>1 235 017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23" calcext:value-type="float">
            <text:p>23</text:p>
          </table:table-cell>
          <table:table-cell table:style-name="ce11" office:value-type="float" office:value="691311" calcext:value-type="float">
            <text:p>691 311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982" calcext:value-type="float">
            <text:p>982</text:p>
          </table:table-cell>
          <table:table-cell table:style-name="ce11" office:value-type="float" office:value="55523608" calcext:value-type="float">
            <text:p>55 523 608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3" calcext:value-type="float">
            <text:p>33</text:p>
          </table:table-cell>
          <table:table-cell table:style-name="ce11" office:value-type="float" office:value="995553" calcext:value-type="float">
            <text:p>995 553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53607" calcext:value-type="float">
            <text:p>353 607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21317" calcext:value-type="float">
            <text:p>221 317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5706105" calcext:value-type="float">
            <text:p>5 706 105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668010" calcext:value-type="float">
            <text:p>668 010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40808" calcext:value-type="float">
            <text:p>340 808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1494" calcext:value-type="float">
            <text:p>1 494</text:p>
          </table:table-cell>
          <table:table-cell table:style-name="ce11" office:value-type="float" office:value="1513" calcext:value-type="float">
            <text:p>1 513</text:p>
          </table:table-cell>
          <table:table-cell table:style-name="ce11" office:value-type="float" office:value="89539420" calcext:value-type="float">
            <text:p>89 539 420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3511508" calcext:value-type="float">
            <text:p>3 511 508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928" calcext:value-type="float">
            <text:p>928</text:p>
          </table:table-cell>
          <table:table-cell table:style-name="ce11" office:value-type="float" office:value="621" calcext:value-type="float">
            <text:p>621</text:p>
          </table:table-cell>
          <table:table-cell table:style-name="ce11" office:value-type="float" office:value="14697376" calcext:value-type="float">
            <text:p>14 697 376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3668069" calcext:value-type="float">
            <text:p>3 668 069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41" calcext:value-type="float">
            <text:p>341</text:p>
          </table:table-cell>
          <table:table-cell table:style-name="ce11" office:value-type="float" office:value="337" calcext:value-type="float">
            <text:p>337</text:p>
          </table:table-cell>
          <table:table-cell table:style-name="ce11" office:value-type="float" office:value="13847773" calcext:value-type="float">
            <text:p>13 847 773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2242445" calcext:value-type="float">
            <text:p>2 242 445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1065" calcext:value-type="float">
            <text:p>1 065</text:p>
          </table:table-cell>
          <table:table-cell table:style-name="ce11" office:value-type="float" office:value="1056" calcext:value-type="float">
            <text:p>1 056</text:p>
          </table:table-cell>
          <table:table-cell table:style-name="ce11" office:value-type="float" office:value="48752958" calcext:value-type="float">
            <text:p>48 752 958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43" calcext:value-type="float">
            <text:p>743</text:p>
          </table:table-cell>
          <table:table-cell table:style-name="ce11" office:value-type="float" office:value="778" calcext:value-type="float">
            <text:p>778</text:p>
          </table:table-cell>
          <table:table-cell table:style-name="ce11" office:value-type="float" office:value="35561003" calcext:value-type="float">
            <text:p>35 561 003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731" calcext:value-type="float">
            <text:p>731</text:p>
          </table:table-cell>
          <table:table-cell table:style-name="ce11" office:value-type="float" office:value="32400491" calcext:value-type="float">
            <text:p>32 400 491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28" calcext:value-type="float">
            <text:p>428</text:p>
          </table:table-cell>
          <table:table-cell table:style-name="ce11" office:value-type="float" office:value="410" calcext:value-type="float">
            <text:p>410</text:p>
          </table:table-cell>
          <table:table-cell table:style-name="ce11" office:value-type="float" office:value="18610653" calcext:value-type="float">
            <text:p>18 610 653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16425577" calcext:value-type="float">
            <text:p>16 425 577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3020" calcext:value-type="float">
            <text:p>3 020</text:p>
          </table:table-cell>
          <table:table-cell table:style-name="ce11" office:value-type="float" office:value="2997" calcext:value-type="float">
            <text:p>2 997</text:p>
          </table:table-cell>
          <table:table-cell table:style-name="ce11" office:value-type="float" office:value="145708513" calcext:value-type="float">
            <text:p>145 708 513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29929681" calcext:value-type="float">
            <text:p>29 929 681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488" calcext:value-type="float">
            <text:p>488</text:p>
          </table:table-cell>
          <table:table-cell table:style-name="ce11" office:value-type="float" office:value="508" calcext:value-type="float">
            <text:p>508</text:p>
          </table:table-cell>
          <table:table-cell table:style-name="ce11" office:value-type="float" office:value="22605647" calcext:value-type="float">
            <text:p>22 605 647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12199614" calcext:value-type="float">
            <text:p>12 199 614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821" calcext:value-type="float">
            <text:p>821</text:p>
          </table:table-cell>
          <table:table-cell table:style-name="ce11" office:value-type="float" office:value="37158389" calcext:value-type="float">
            <text:p>37 158 389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29824226" calcext:value-type="float">
            <text:p>29 824 226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930" calcext:value-type="float">
            <text:p>930</text:p>
          </table:table-cell>
          <table:table-cell table:style-name="ce11" office:value-type="float" office:value="920" calcext:value-type="float">
            <text:p>920</text:p>
          </table:table-cell>
          <table:table-cell table:style-name="ce11" office:value-type="float" office:value="40891874" calcext:value-type="float">
            <text:p>40 891 874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08" calcext:value-type="float">
            <text:p>30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0" calcext:value-type="float">
            <text:p>14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22048665" calcext:value-type="float">
            <text:p>22 048 665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1101" calcext:value-type="float">
            <text:p>1 101</text:p>
          </table:table-cell>
          <table:table-cell table:style-name="ce11" office:value-type="float" office:value="1079" calcext:value-type="float">
            <text:p>1 079</text:p>
          </table:table-cell>
          <table:table-cell table:style-name="ce11" office:value-type="float" office:value="52232710" calcext:value-type="float">
            <text:p>52 232 710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2041" calcext:value-type="float">
            <text:p>2 041</text:p>
          </table:table-cell>
          <table:table-cell table:style-name="ce11" office:value-type="float" office:value="2027" calcext:value-type="float">
            <text:p>2 027</text:p>
          </table:table-cell>
          <table:table-cell table:style-name="ce11" office:value-type="float" office:value="92724090" calcext:value-type="float">
            <text:p>92 724 090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35083990" calcext:value-type="float">
            <text:p>35 083 990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8" calcext:value-type="float">
            <text:p>8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2248" calcext:value-type="float">
            <text:p>2 248</text:p>
          </table:table-cell>
          <table:table-cell table:style-name="ce11" office:value-type="float" office:value="2210" calcext:value-type="float">
            <text:p>2 210</text:p>
          </table:table-cell>
          <table:table-cell table:style-name="ce11" office:value-type="float" office:value="112973060" calcext:value-type="float">
            <text:p>112 973 060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7" calcext:value-type="float">
            <text:p>13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11253957" calcext:value-type="float">
            <text:p>11 253 957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991" calcext:value-type="float">
            <text:p>991</text:p>
          </table:table-cell>
          <table:table-cell table:style-name="ce11" office:value-type="float" office:value="979" calcext:value-type="float">
            <text:p>979</text:p>
          </table:table-cell>
          <table:table-cell table:style-name="ce11" office:value-type="float" office:value="44423537" calcext:value-type="float">
            <text:p>44 423 537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2007" calcext:value-type="float">
            <text:p>2 007</text:p>
          </table:table-cell>
          <table:table-cell table:style-name="ce11" office:value-type="float" office:value="1977" calcext:value-type="float">
            <text:p>1 977</text:p>
          </table:table-cell>
          <table:table-cell table:style-name="ce11" office:value-type="float" office:value="91914700" calcext:value-type="float">
            <text:p>91 914 700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0" calcext:value-type="float">
            <text:p>14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1013" calcext:value-type="float">
            <text:p>1 013</text:p>
          </table:table-cell>
          <table:table-cell table:style-name="ce11" office:value-type="float" office:value="1026" calcext:value-type="float">
            <text:p>1 026</text:p>
          </table:table-cell>
          <table:table-cell table:style-name="ce11" office:value-type="float" office:value="47987489" calcext:value-type="float">
            <text:p>47 987 489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204" calcext:value-type="float">
            <text:p>1 204</text:p>
          </table:table-cell>
          <table:table-cell table:style-name="ce11" office:value-type="float" office:value="1172" calcext:value-type="float">
            <text:p>1 172</text:p>
          </table:table-cell>
          <table:table-cell table:style-name="ce11" office:value-type="float" office:value="52767291" calcext:value-type="float">
            <text:p>52 767 291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4822" calcext:value-type="float">
            <text:p>4 822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22142611" calcext:value-type="float">
            <text:p>22 142 611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11425016" calcext:value-type="float">
            <text:p>11 425 016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659" calcext:value-type="float">
            <text:p>1 659</text:p>
          </table:table-cell>
          <table:table-cell table:style-name="ce11" office:value-type="float" office:value="1622" calcext:value-type="float">
            <text:p>1 622</text:p>
          </table:table-cell>
          <table:table-cell table:style-name="ce11" office:value-type="float" office:value="74669498" calcext:value-type="float">
            <text:p>74 669 498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62" calcext:value-type="float">
            <text:p>26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54" calcext:value-type="float">
            <text:p>554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25480070" calcext:value-type="float">
            <text:p>25 480 070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56" calcext:value-type="float">
            <text:p>25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2731" calcext:value-type="float">
            <text:p>2 731</text:p>
          </table:table-cell>
          <table:table-cell table:style-name="ce11" office:value-type="float" office:value="2673" calcext:value-type="float">
            <text:p>2 673</text:p>
          </table:table-cell>
          <table:table-cell table:style-name="ce11" office:value-type="float" office:value="132602479" calcext:value-type="float">
            <text:p>132 602 479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85" calcext:value-type="float">
            <text:p>18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2131" calcext:value-type="float">
            <text:p>2 131</text:p>
          </table:table-cell>
          <table:table-cell table:style-name="ce11" office:value-type="float" office:value="2098" calcext:value-type="float">
            <text:p>2 098</text:p>
          </table:table-cell>
          <table:table-cell table:style-name="ce11" office:value-type="float" office:value="98629177" calcext:value-type="float">
            <text:p>98 629 177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3106" calcext:value-type="float">
            <text:p>3 106</text:p>
          </table:table-cell>
          <table:table-cell table:style-name="ce11" office:value-type="float" office:value="3077" calcext:value-type="float">
            <text:p>3 077</text:p>
          </table:table-cell>
          <table:table-cell table:style-name="ce11" office:value-type="float" office:value="144926339" calcext:value-type="float">
            <text:p>144 926 339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4" calcext:value-type="float">
            <text:p>654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28869196" calcext:value-type="float">
            <text:p>28 869 196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1096" calcext:value-type="float">
            <text:p>1 096</text:p>
          </table:table-cell>
          <table:table-cell table:style-name="ce11" office:value-type="float" office:value="1076" calcext:value-type="float">
            <text:p>1 076</text:p>
          </table:table-cell>
          <table:table-cell table:style-name="ce11" office:value-type="float" office:value="49423068" calcext:value-type="float">
            <text:p>49 423 068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2273" calcext:value-type="float">
            <text:p>2 273</text:p>
          </table:table-cell>
          <table:table-cell table:style-name="ce11" office:value-type="float" office:value="2261" calcext:value-type="float">
            <text:p>2 261</text:p>
          </table:table-cell>
          <table:table-cell table:style-name="ce11" office:value-type="float" office:value="103229088" calcext:value-type="float">
            <text:p>103 229 088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25601814" calcext:value-type="float">
            <text:p>25 601 814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14" calcext:value-type="float">
            <text:p>31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79" calcext:value-type="float">
            <text:p>17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29489925" calcext:value-type="float">
            <text:p>29 489 925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869" calcext:value-type="float">
            <text:p>869</text:p>
          </table:table-cell>
          <table:table-cell table:style-name="ce11" office:value-type="float" office:value="861" calcext:value-type="float">
            <text:p>861</text:p>
          </table:table-cell>
          <table:table-cell table:style-name="ce11" office:value-type="float" office:value="39892332" calcext:value-type="float">
            <text:p>39 892 332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8234872" calcext:value-type="float">
            <text:p>8 234 872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34" calcext:value-type="float">
            <text:p>23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22" calcext:value-type="float">
            <text:p>122</text:p>
          </table:table-cell>
          <table:table-cell table:number-columns-repeated="2" table:style-name="ce11" office:value-type="float" office:value="1183" calcext:value-type="float">
            <text:p>1 183</text:p>
          </table:table-cell>
          <table:table-cell table:style-name="ce11" office:value-type="float" office:value="52340744" calcext:value-type="float">
            <text:p>52 340 744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13666040" calcext:value-type="float">
            <text:p>13 666 040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274" calcext:value-type="float">
            <text:p>1 274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488" calcext:value-type="float">
            <text:p>1 488</text:p>
          </table:table-cell>
          <table:table-cell table:style-name="ce11" office:value-type="float" office:value="1487" calcext:value-type="float">
            <text:p>1 487</text:p>
          </table:table-cell>
          <table:table-cell table:style-name="ce11" office:value-type="float" office:value="67102081" calcext:value-type="float">
            <text:p>67 102 081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402" calcext:value-type="float">
            <text:p>402</text:p>
          </table:table-cell>
          <table:table-cell table:style-name="ce11" office:value-type="float" office:value="396" calcext:value-type="float">
            <text:p>396</text:p>
          </table:table-cell>
          <table:table-cell table:style-name="ce11" office:value-type="float" office:value="16829235" calcext:value-type="float">
            <text:p>16 829 235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94" calcext:value-type="float">
            <text:p>19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48" calcext:value-type="float">
            <text:p>24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632" calcext:value-type="float">
            <text:p>632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float" office:value="26790625" calcext:value-type="float">
            <text:p>26 790 625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19" calcext:value-type="float">
            <text:p>51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3" calcext:value-type="float">
            <text:p>11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29964976" calcext:value-type="float">
            <text:p>29 964 976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2635" calcext:value-type="float">
            <text:p>2 635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2278" calcext:value-type="float">
            <text:p>2 278</text:p>
          </table:table-cell>
          <table:table-cell table:style-name="ce11" office:value-type="float" office:value="2280" calcext:value-type="float">
            <text:p>2 280</text:p>
          </table:table-cell>
          <table:table-cell table:style-name="ce11" office:value-type="float" office:value="111327121" calcext:value-type="float">
            <text:p>111 327 121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53" calcext:value-type="float">
            <text:p>15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576" calcext:value-type="float">
            <text:p>576</text:p>
          </table:table-cell>
          <table:table-cell table:style-name="ce11" office:value-type="float" office:value="25942311" calcext:value-type="float">
            <text:p>25 942 311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1625" calcext:value-type="float">
            <text:p>1 625</text:p>
          </table:table-cell>
          <table:table-cell table:style-name="ce11" office:value-type="float" office:value="1606" calcext:value-type="float">
            <text:p>1 606</text:p>
          </table:table-cell>
          <table:table-cell table:style-name="ce11" office:value-type="float" office:value="74393063" calcext:value-type="float">
            <text:p>74 393 063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74" calcext:value-type="float">
            <text:p>47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2131" calcext:value-type="float">
            <text:p>2 131</text:p>
          </table:table-cell>
          <table:table-cell table:style-name="ce11" office:value-type="float" office:value="2094" calcext:value-type="float">
            <text:p>2 094</text:p>
          </table:table-cell>
          <table:table-cell table:style-name="ce11" office:value-type="float" office:value="102209387" calcext:value-type="float">
            <text:p>102 209 387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49" calcext:value-type="float">
            <text:p>34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02" calcext:value-type="float">
            <text:p>502</text:p>
          </table:table-cell>
          <table:table-cell table:style-name="ce11" office:value-type="float" office:value="497" calcext:value-type="float">
            <text:p>497</text:p>
          </table:table-cell>
          <table:table-cell table:style-name="ce11" office:value-type="float" office:value="21969022" calcext:value-type="float">
            <text:p>21 969 022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122" calcext:value-type="float">
            <text:p>1 122</text:p>
          </table:table-cell>
          <table:table-cell table:style-name="ce11" office:value-type="float" office:value="1107" calcext:value-type="float">
            <text:p>1 107</text:p>
          </table:table-cell>
          <table:table-cell table:style-name="ce11" office:value-type="float" office:value="51511734" calcext:value-type="float">
            <text:p>51 511 734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444" calcext:value-type="float">
            <text:p>1 444</text:p>
          </table:table-cell>
          <table:table-cell table:style-name="ce11" office:value-type="float" office:value="1458" calcext:value-type="float">
            <text:p>1 458</text:p>
          </table:table-cell>
          <table:table-cell table:style-name="ce11" office:value-type="float" office:value="64990043" calcext:value-type="float">
            <text:p>64 990 043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1387" calcext:value-type="float">
            <text:p>1 387</text:p>
          </table:table-cell>
          <table:table-cell table:style-name="ce11" office:value-type="float" office:value="1366" calcext:value-type="float">
            <text:p>1 366</text:p>
          </table:table-cell>
          <table:table-cell table:style-name="ce11" office:value-type="float" office:value="63702162" calcext:value-type="float">
            <text:p>63 702 162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2404" calcext:value-type="float">
            <text:p>2 404</text:p>
          </table:table-cell>
          <table:table-cell table:style-name="ce11" office:value-type="float" office:value="2437" calcext:value-type="float">
            <text:p>2 437</text:p>
          </table:table-cell>
          <table:table-cell table:style-name="ce11" office:value-type="float" office:value="113016000" calcext:value-type="float">
            <text:p>113 016 000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80" calcext:value-type="float">
            <text:p>28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83" calcext:value-type="float">
            <text:p>28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2292" calcext:value-type="float">
            <text:p>2 292</text:p>
          </table:table-cell>
          <table:table-cell table:style-name="ce11" office:value-type="float" office:value="2275" calcext:value-type="float">
            <text:p>2 275</text:p>
          </table:table-cell>
          <table:table-cell table:style-name="ce11" office:value-type="float" office:value="106408964" calcext:value-type="float">
            <text:p>106 408 964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1645" calcext:value-type="float">
            <text:p>1 645</text:p>
          </table:table-cell>
          <table:table-cell table:style-name="ce11" office:value-type="float" office:value="1641" calcext:value-type="float">
            <text:p>1 641</text:p>
          </table:table-cell>
          <table:table-cell table:style-name="ce11" office:value-type="float" office:value="82251041" calcext:value-type="float">
            <text:p>82 251 041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937" calcext:value-type="float">
            <text:p>937</text:p>
          </table:table-cell>
          <table:table-cell table:style-name="ce11" office:value-type="float" office:value="935" calcext:value-type="float">
            <text:p>935</text:p>
          </table:table-cell>
          <table:table-cell table:style-name="ce11" office:value-type="float" office:value="41226175" calcext:value-type="float">
            <text:p>41 226 175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8" calcext:value-type="float">
            <text:p>9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162" calcext:value-type="float">
            <text:p>1 162</text:p>
          </table:table-cell>
          <table:table-cell table:style-name="ce11" office:value-type="float" office:value="1176" calcext:value-type="float">
            <text:p>1 176</text:p>
          </table:table-cell>
          <table:table-cell table:style-name="ce11" office:value-type="float" office:value="51525719" calcext:value-type="float">
            <text:p>51 525 719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685" calcext:value-type="float">
            <text:p>685</text:p>
          </table:table-cell>
          <table:table-cell table:style-name="ce11" office:value-type="float" office:value="668" calcext:value-type="float">
            <text:p>668</text:p>
          </table:table-cell>
          <table:table-cell table:style-name="ce11" office:value-type="float" office:value="29506422" calcext:value-type="float">
            <text:p>29 506 422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00" calcext:value-type="float">
            <text:p>20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130" calcext:value-type="float">
            <text:p>1 130</text:p>
          </table:table-cell>
          <table:table-cell table:style-name="ce11" office:value-type="float" office:value="1100" calcext:value-type="float">
            <text:p>1 100</text:p>
          </table:table-cell>
          <table:table-cell table:style-name="ce11" office:value-type="float" office:value="50115376" calcext:value-type="float">
            <text:p>50 115 376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48" calcext:value-type="float">
            <text:p>24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1249" calcext:value-type="float">
            <text:p>1 249</text:p>
          </table:table-cell>
          <table:table-cell table:style-name="ce11" office:value-type="float" office:value="1263" calcext:value-type="float">
            <text:p>1 263</text:p>
          </table:table-cell>
          <table:table-cell table:style-name="ce11" office:value-type="float" office:value="58090889" calcext:value-type="float">
            <text:p>58 090 889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1271" calcext:value-type="float">
            <text:p>1 271</text:p>
          </table:table-cell>
          <table:table-cell table:style-name="ce11" office:value-type="float" office:value="1248" calcext:value-type="float">
            <text:p>1 248</text:p>
          </table:table-cell>
          <table:table-cell table:style-name="ce11" office:value-type="float" office:value="58163401" calcext:value-type="float">
            <text:p>58 163 401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841" calcext:value-type="float">
            <text:p>841</text:p>
          </table:table-cell>
          <table:table-cell table:style-name="ce11" office:value-type="float" office:value="826" calcext:value-type="float">
            <text:p>826</text:p>
          </table:table-cell>
          <table:table-cell table:style-name="ce11" office:value-type="float" office:value="35729590" calcext:value-type="float">
            <text:p>35 729 590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3" calcext:value-type="float">
            <text:p>11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337" calcext:value-type="float">
            <text:p>337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15556198" calcext:value-type="float">
            <text:p>15 556 198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079" calcext:value-type="float">
            <text:p>1 079</text:p>
          </table:table-cell>
          <table:table-cell table:style-name="ce11" office:value-type="float" office:value="1081" calcext:value-type="float">
            <text:p>1 081</text:p>
          </table:table-cell>
          <table:table-cell table:style-name="ce11" office:value-type="float" office:value="53440442" calcext:value-type="float">
            <text:p>53 440 442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53" calcext:value-type="float">
            <text:p>15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685" calcext:value-type="float">
            <text:p>685</text:p>
          </table:table-cell>
          <table:table-cell table:style-name="ce11" office:value-type="float" office:value="32339486" calcext:value-type="float">
            <text:p>32 339 486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29" calcext:value-type="float">
            <text:p>12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23" calcext:value-type="float">
            <text:p>923</text:p>
          </table:table-cell>
          <table:table-cell table:style-name="ce11" office:value-type="float" office:value="933" calcext:value-type="float">
            <text:p>933</text:p>
          </table:table-cell>
          <table:table-cell table:style-name="ce11" office:value-type="float" office:value="53339669" calcext:value-type="float">
            <text:p>53 339 669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982" calcext:value-type="float">
            <text:p>982</text:p>
          </table:table-cell>
          <table:table-cell table:style-name="ce11" office:value-type="float" office:value="55523608" calcext:value-type="float">
            <text:p>55 523 608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5706105" calcext:value-type="float">
            <text:p>5 706 105</text:p>
          </table:table-cell>
        </table:table-row>
        <table:table-row table:style-name="ro2">
          <table:table-cell table:style-name="ce7" office:value-type="float" office:value="974" calcext:value-type="float">
            <text:p>974</text:p>
          </table:table-cell>
          <table:table-cell table:style-name="ce7" office:value-type="string" calcext:value-type="string">
            <text:p>ACTIVITES FINANCIERES ET ASSURANCES (KZ)</text:p>
          </table:table-cell>
          <table:table-cell table:style-name="ce7" office:value-type="string" calcext:value-type="string">
            <text:p>Activites des services financiers hors assurance et caisses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494" calcext:value-type="float">
            <text:p>1 494</text:p>
          </table:table-cell>
          <table:table-cell table:style-name="ce12" office:value-type="float" office:value="1513" calcext:value-type="float">
            <text:p>1 513</text:p>
          </table:table-cell>
          <table:table-cell table:style-name="ce12" office:value-type="float" office:value="89539420" calcext:value-type="float">
            <text:p>89 539 420</text:p>
          </table:table-cell>
        </table:table-row>
        <table:table-row table:style-name="ro2" table:number-rows-repeated="104759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12T16:00:31.952000000</dc:date>
    <dc:creator>Régis Arthaut</dc:creator>
    <meta:editing-duration>PT29M25S</meta:editing-duration>
    <meta:editing-cycles>1</meta:editing-cycles>
    <meta:document-statistic meta:table-count="1" meta:cell-count="6837" meta:object-count="0"/>
    <meta:generator>LibreOffice/6.4.7.2$Windows_X86_64 LibreOffice_project/639b8ac485750d5696d7590a72ef1b496725cfb5</meta:generator>
  </office:meta>
</office:document-meta>
</file>